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family-generic="roman" style:name="Symbol1" svg:font-family="Symbol"/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CG Times (W1)" svg:font-family="'CG Times (W1)', 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</office:font-face-decls>
  <office:automatic-styles>
    <style:style style:family="table" style:name="Table1">
      <style:table-properties fo:margin-left="-0.0535in" style:width="6.9986in" style:writing-mode="lr-tb" table:align="left"/>
    </style:style>
    <style:style style:family="table-column" style:name="Table1.A">
      <style:table-column-properties style:column-width="1.6236in"/>
    </style:style>
    <style:style style:family="table-column" style:name="Table1.B">
      <style:table-column-properties style:column-width="0.4924in"/>
    </style:style>
    <style:style style:family="table-column" style:name="Table1.C">
      <style:table-column-properties style:column-width="0.1972in"/>
    </style:style>
    <style:style style:family="table-column" style:name="Table1.D">
      <style:table-column-properties style:column-width="0.3938in"/>
    </style:style>
    <style:style style:family="table-column" style:name="Table1.E">
      <style:table-column-properties style:column-width="0.6889in"/>
    </style:style>
    <style:style style:family="table-column" style:name="Table1.F">
      <style:table-column-properties style:column-width="0.0979in"/>
    </style:style>
    <style:style style:family="table-column" style:name="Table1.G">
      <style:table-column-properties style:column-width="0.475in"/>
    </style:style>
    <style:style style:family="table-column" style:name="Table1.H">
      <style:table-column-properties style:column-width="0.2146in"/>
    </style:style>
    <style:style style:family="table-column" style:name="Table1.J">
      <style:table-column-properties style:column-width="0.0493in"/>
    </style:style>
    <style:style style:family="table-column" style:name="Table1.K">
      <style:table-column-properties style:column-width="2.3236in"/>
    </style:style>
    <style:style style:family="table-column" style:name="Table1.L">
      <style:table-column-properties style:column-width="0.0486in"/>
    </style:style>
    <style:style style:family="table-row" style:name="Table1.1">
      <style:table-row-properties fo:keep-together="auto" style:min-row-height="0.4146in"/>
    </style:style>
    <style:style style:family="table-cell" style:name="Table1.A1">
      <style:table-cell-properties fo:border-bottom="none" fo:border-left="0.75pt solid #000000" fo:border-right="none" fo:border-top="0.75pt solid #000000" fo:padding-bottom="0in" fo:padding-left="0.0486in" fo:padding-right="0.0486in" fo:padding-top="0in" style:vertical-align="top" style:writing-mode="lr-tb"/>
    </style:style>
    <style:style style:family="table-cell" style:name="Table1.L1">
      <style:table-cell-properties fo:border-bottom="none" fo:border-left="0.75pt solid #000000" fo:border-right="none" fo:border-top="none" fo:padding="0in"/>
    </style:style>
    <style:style style:family="table-row" style:name="Table1.2">
      <style:table-row-properties fo:keep-together="auto"/>
    </style:style>
    <style:style style:family="table-cell" style:name="Table1.L2">
      <style:table-cell-properties fo:border-bottom="none" fo:border-left="0.75pt solid #000000" fo:border-right="none" fo:border-top="none" fo:padding="0in"/>
    </style:style>
    <style:style style:family="table-cell" style:name="Table1.A3">
      <style:table-cell-properties fo:border-bottom="0.75pt solid #808080" fo:border-left="0.75pt solid #000000" fo:border-right="none" fo:border-top="0.75pt solid #000000" fo:padding-bottom="0in" fo:padding-left="0.0486in" fo:padding-right="0.0486in" fo:padding-top="0in" style:vertical-align="top" style:writing-mode="lr-tb"/>
    </style:style>
    <style:style style:family="table-cell" style:name="Table1.F3">
      <style:table-cell-properties fo:border-bottom="0.75pt solid #808080" fo:border-left="0.75pt solid #808080" fo:border-right="none" fo:border-top="0.75pt solid #000000" fo:padding-bottom="0in" fo:padding-left="0.0486in" fo:padding-right="0.0486in" fo:padding-top="0in" style:vertical-align="top" style:writing-mode="lr-tb"/>
    </style:style>
    <style:style style:family="table-cell" style:name="Table1.L3">
      <style:table-cell-properties fo:border-bottom="none" fo:border-left="0.75pt solid #000000" fo:border-right="none" fo:border-top="none" fo:padding="0in"/>
    </style:style>
    <style:style style:family="table-row" style:name="Table1.4">
      <style:table-row-properties fo:keep-together="auto" style:min-row-height="1.9236in"/>
    </style:style>
    <style:style style:family="table-cell" style:name="Table1.A4">
      <style:table-cell-properties fo:border-bottom="0.75pt solid #000000" fo:border-left="0.75pt solid #000000" fo:border-right="none" fo:border-top="0.75pt solid #808080" fo:padding-bottom="0in" fo:padding-left="0.0486in" fo:padding-right="0.0486in" fo:padding-top="0in" style:vertical-align="top" style:writing-mode="lr-tb"/>
    </style:style>
    <style:style style:family="table-cell" style:name="Table1.F4">
      <style:table-cell-properties fo:border-bottom="0.75pt solid #000000" fo:border-left="0.75pt solid #808080" fo:border-right="none" fo:border-top="0.75pt solid #808080" fo:padding-bottom="0in" fo:padding-left="0.0486in" fo:padding-right="0.0486in" fo:padding-top="0in" style:vertical-align="top" style:writing-mode="lr-tb"/>
    </style:style>
    <style:style style:family="table-cell" style:name="Table1.L4">
      <style:table-cell-properties fo:border-bottom="none" fo:border-left="0.75pt solid #000000" fo:border-right="none" fo:border-top="none" fo:padding="0in"/>
    </style:style>
    <style:style style:family="table-row" style:name="Table1.5">
      <style:table-row-properties fo:keep-together="auto" style:row-height="0.3333in"/>
    </style:style>
    <style:style style:family="table-cell" style:name="Table1.A5">
      <style:table-cell-properties fo:border-bottom="none" fo:border-left="0.75pt solid #000000" fo:border-right="none" fo:border-top="none" fo:padding-bottom="0in" fo:padding-left="0.0486in" fo:padding-right="0.0486in" fo:padding-top="0in" style:vertical-align="top" style:writing-mode="lr-tb"/>
    </style:style>
    <style:style style:family="table-cell" style:name="Table1.L5">
      <style:table-cell-properties fo:border-bottom="none" fo:border-left="0.75pt solid #000000" fo:border-right="none" fo:border-top="none" fo:padding="0in"/>
    </style:style>
    <style:style style:family="table-row" style:name="Table1.6">
      <style:table-row-properties fo:keep-together="auto" style:min-row-height="0.3778in"/>
    </style:style>
    <style:style style:family="table-cell" style:name="Table1.L6">
      <style:table-cell-properties fo:border-bottom="none" fo:border-left="0.75pt solid #000000" fo:border-right="none" fo:border-top="none" fo:padding="0in"/>
    </style:style>
    <style:style style:family="table-row" style:name="Table1.7">
      <style:table-row-properties fo:keep-together="auto" style:row-height="0.6007in"/>
    </style:style>
    <style:style style:family="table-cell" style:name="Table1.L7">
      <style:table-cell-properties fo:border-bottom="none" fo:border-left="0.75pt solid #000000" fo:border-right="none" fo:border-top="none" fo:padding="0in"/>
    </style:style>
    <style:style style:family="table-row" style:name="Table1.8">
      <style:table-row-properties fo:keep-together="auto" style:min-row-height="0.5in"/>
    </style:style>
    <style:style style:family="table-cell" style:name="Table1.A8">
      <style:table-cell-properties fo:border-bottom="0.75pt solid #000000" fo:border-left="0.75pt solid #000000" fo:border-right="none" fo:border-top="none" fo:padding-bottom="0in" fo:padding-left="0.0486in" fo:padding-right="0.0486in" fo:padding-top="0in" style:vertical-align="top" style:writing-mode="lr-tb"/>
    </style:style>
    <style:style style:family="table-cell" style:name="Table1.L8">
      <style:table-cell-properties fo:border-bottom="none" fo:border-left="0.75pt solid #000000" fo:border-right="none" fo:border-top="none" fo:padding="0in"/>
    </style:style>
    <style:style style:family="table-row" style:name="Table1.9">
      <style:table-row-properties fo:keep-together="auto" style:min-row-height="0.0514in"/>
    </style:style>
    <style:style style:family="table-cell" style:name="Table1.L9">
      <style:table-cell-properties fo:border-bottom="none" fo:border-left="0.75pt solid #000000" fo:border-right="none" fo:border-top="none" fo:padding="0in"/>
    </style:style>
    <style:style style:family="table-cell" style:name="Table1.L10">
      <style:table-cell-properties fo:border-bottom="none" fo:border-left="0.75pt solid #000000" fo:border-right="none" fo:border-top="none" fo:padding="0in"/>
    </style:style>
    <style:style style:family="table-cell" style:name="Table1.L11">
      <style:table-cell-properties fo:border-bottom="none" fo:border-left="0.75pt solid #000000" fo:border-right="none" fo:border-top="none" fo:padding="0in"/>
    </style:style>
    <style:style style:family="table-row" style:name="Table1.12">
      <style:table-row-properties fo:keep-together="auto" style:min-row-height="0.4097in"/>
    </style:style>
    <style:style style:family="table-cell" style:name="Table1.L12">
      <style:table-cell-properties fo:border-bottom="none" fo:border-left="0.75pt solid #000000" fo:border-right="none" fo:border-top="none" fo:padding="0in"/>
    </style:style>
    <style:style style:family="table-cell" style:name="Table1.L13">
      <style:table-cell-properties fo:border-bottom="none" fo:border-left="0.75pt solid #000000" fo:border-right="none" fo:border-top="none" fo:padding="0in"/>
    </style:style>
    <style:style style:family="table-cell" style:name="Table1.A14">
      <style:table-cell-properties fo:border-bottom="0.75pt dotted #000000" fo:border-left="0.75pt solid #000000" fo:border-right="none" fo:border-top="none" fo:padding-bottom="0in" fo:padding-left="0.0486in" fo:padding-right="0.0486in" fo:padding-top="0in" style:vertical-align="top" style:writing-mode="lr-tb"/>
    </style:style>
    <style:style style:family="table-cell" style:name="Table1.C14">
      <style:table-cell-properties fo:border-bottom="0.75pt solid #808080" fo:border-left="0.75pt dotted #000000" fo:border-right="none" fo:border-top="none" fo:padding-bottom="0in" fo:padding-left="0.0486in" fo:padding-right="0.0486in" fo:padding-top="0in" style:vertical-align="top" style:writing-mode="lr-tb"/>
    </style:style>
    <style:style style:family="table-cell" style:name="Table1.L14">
      <style:table-cell-properties fo:border-bottom="none" fo:border-left="0.75pt solid #000000" fo:border-right="none" fo:border-top="none" fo:padding="0in"/>
    </style:style>
    <style:style style:family="table-cell" style:name="Table1.A15">
      <style:table-cell-properties fo:border-bottom="0.75pt dotted #000000" fo:border-left="0.75pt solid #000000" fo:border-right="none" fo:border-top="0.75pt dotted #000000" fo:padding-bottom="0in" fo:padding-left="0.0486in" fo:padding-right="0.0486in" fo:padding-top="0in" style:vertical-align="top" style:writing-mode="lr-tb"/>
    </style:style>
    <style:style style:family="table-cell" style:name="Table1.C15">
      <style:table-cell-properties fo:border-bottom="0.75pt solid #808080" fo:border-left="0.75pt dotted #000000" fo:border-right="none" fo:border-top="0.75pt solid #808080" fo:padding-bottom="0in" fo:padding-left="0.0486in" fo:padding-right="0.0486in" fo:padding-top="0in" style:vertical-align="top" style:writing-mode="lr-tb"/>
    </style:style>
    <style:style style:family="table-cell" style:name="Table1.L15">
      <style:table-cell-properties fo:border-bottom="none" fo:border-left="0.75pt solid #000000" fo:border-right="none" fo:border-top="none" fo:padding="0in"/>
    </style:style>
    <style:style style:family="table-cell" style:name="Table1.L16">
      <style:table-cell-properties fo:border-bottom="none" fo:border-left="0.75pt solid #000000" fo:border-right="none" fo:border-top="none" fo:padding="0in"/>
    </style:style>
    <style:style style:family="table-cell" style:name="Table1.L17">
      <style:table-cell-properties fo:border-bottom="none" fo:border-left="0.75pt solid #000000" fo:border-right="none" fo:border-top="none" fo:padding="0in"/>
    </style:style>
    <style:style style:family="table-cell" style:name="Table1.L18">
      <style:table-cell-properties fo:border-bottom="none" fo:border-left="0.75pt solid #000000" fo:border-right="none" fo:border-top="none" fo:padding="0in"/>
    </style:style>
    <style:style style:family="table-cell" style:name="Table1.L19">
      <style:table-cell-properties fo:border-bottom="none" fo:border-left="0.75pt solid #000000" fo:border-right="none" fo:border-top="none" fo:padding="0in"/>
    </style:style>
    <style:style style:family="table-cell" style:name="Table1.A20">
      <style:table-cell-properties fo:border-bottom="0.75pt solid #808080" fo:border-left="0.75pt solid #000000" fo:border-right="none" fo:border-top="0.75pt dotted #000000" fo:padding-bottom="0in" fo:padding-left="0.0486in" fo:padding-right="0.0486in" fo:padding-top="0in" style:vertical-align="top" style:writing-mode="lr-tb"/>
    </style:style>
    <style:style style:family="table-cell" style:name="Table1.L20">
      <style:table-cell-properties fo:border-bottom="none" fo:border-left="0.75pt solid #000000" fo:border-right="none" fo:border-top="none" fo:padding="0in"/>
    </style:style>
    <style:style style:family="table-row" style:name="Table1.21">
      <style:table-row-properties fo:keep-together="auto" style:min-row-height="0.3271in"/>
    </style:style>
    <style:style style:family="table-cell" style:name="Table1.C21">
      <style:table-cell-properties fo:border-bottom="0.75pt solid #000000" fo:border-left="0.75pt dotted #000000" fo:border-right="none" fo:border-top="0.75pt solid #808080" fo:padding-bottom="0in" fo:padding-left="0.0486in" fo:padding-right="0.0486in" fo:padding-top="0in" style:vertical-align="top" style:writing-mode="lr-tb"/>
    </style:style>
    <style:style style:family="table-cell" style:name="Table1.L21">
      <style:table-cell-properties fo:border-bottom="none" fo:border-left="0.75pt solid #000000" fo:border-right="none" fo:border-top="none" fo:padding="0in"/>
    </style:style>
    <style:style style:family="table-row" style:name="Table1.22">
      <style:table-row-properties fo:keep-together="auto" style:row-height="0.016in"/>
    </style:style>
    <style:style style:family="table-cell" style:name="Table1.A22">
      <style:table-cell-properties fo:border-bottom="0.75pt dotted #000000" fo:border-left="0.75pt solid #000000" fo:border-right="none" fo:border-top="0.75pt solid #000000" fo:padding-bottom="0in" fo:padding-left="0.0486in" fo:padding-right="0.0486in" fo:padding-top="0in" style:vertical-align="top" style:writing-mode="lr-tb"/>
    </style:style>
    <style:style style:family="table-cell" style:name="Table1.C22">
      <style:table-cell-properties fo:border-bottom="0.75pt dotted #000000" fo:border-left="0.75pt dotted #000000" fo:border-right="none" fo:border-top="0.75pt solid #000000" fo:padding-bottom="0in" fo:padding-left="0.0486in" fo:padding-right="0.0486in" fo:padding-top="0in" style:vertical-align="top" style:writing-mode="lr-tb"/>
    </style:style>
    <style:style style:family="table-cell" style:name="Table1.L22">
      <style:table-cell-properties fo:border-bottom="none" fo:border-left="0.75pt solid #000000" fo:border-right="none" fo:border-top="none" fo:padding="0in"/>
    </style:style>
    <style:style style:family="table-cell" style:name="Table1.A23">
      <style:table-cell-properties fo:border-bottom="none" fo:border-left="0.75pt solid #000000" fo:border-right="0.75pt solid #000000" fo:border-top="0.75pt solid #000000" fo:padding-bottom="0in" fo:padding-left="0.0486in" fo:padding-right="0.0486in" fo:padding-top="0in" style:vertical-align="top" style:writing-mode="lr-tb"/>
    </style:style>
    <style:style style:family="table-cell" style:name="Table1.E24">
      <style:table-cell-properties fo:border="none" fo:padding-bottom="0in" fo:padding-left="0.0486in" fo:padding-right="0.0486in" fo:padding-top="0in" style:vertical-align="top" style:writing-mode="lr-tb"/>
    </style:style>
    <style:style style:family="table-cell" style:name="Table1.H24">
      <style:table-cell-properties fo:border-bottom="none" fo:border-left="none" fo:border-right="0.75pt solid #000000" fo:border-top="none" fo:padding-bottom="0in" fo:padding-left="0.0486in" fo:padding-right="0.0486in" fo:padding-top="0in" style:vertical-align="top" style:writing-mode="lr-tb"/>
    </style:style>
    <style:style style:family="table-row" style:name="Table1.25">
      <style:table-row-properties fo:keep-together="auto" style:min-row-height="0.3333in"/>
    </style:style>
    <style:style style:family="table-cell" style:name="Table1.A25">
      <style:table-cell-properties fo:border-bottom="0.75pt solid #000000" fo:border-left="0.75pt solid #000000" fo:border-right="0.75pt solid #000000" fo:border-top="none" fo:padding-bottom="0in" fo:padding-left="0.0486in" fo:padding-right="0.0486in" fo:padding-top="0in" style:vertical-align="top" style:writing-mode="lr-tb"/>
    </style:style>
    <style:style style:family="table-row" style:name="Table1.27">
      <style:table-row-properties fo:keep-together="auto" style:min-row-height="0.1181in"/>
    </style:style>
    <style:style style:family="table-row" style:name="Table1.28">
      <style:table-row-properties fo:keep-together="auto" style:min-row-height="0.3625in"/>
    </style:style>
    <style:style style:family="table-cell" style:name="Table1.A28">
      <style:table-cell-properties fo:border-bottom="none" fo:border-left="0.75pt solid #000000" fo:border-right="0.75pt solid #000000" fo:border-top="none" fo:padding-bottom="0in" fo:padding-left="0.0486in" fo:padding-right="0.0486in" fo:padding-top="0in" style:vertical-align="top" style:writing-mode="lr-tb"/>
    </style:style>
    <style:style style:family="table-row" style:name="Table1.29">
      <style:table-row-properties fo:keep-together="auto" style:row-height="0.3611in"/>
    </style:style>
    <style:style style:family="table-row" style:name="Table1.30">
      <style:table-row-properties fo:keep-together="auto" style:row-height="0.5833in"/>
    </style:style>
    <style:style style:family="table-row" style:name="Table1.31">
      <style:table-row-properties fo:keep-together="auto" style:row-height="0.1667in"/>
    </style:style>
    <style:style style:family="table-cell" style:name="Table1.G31">
      <style:table-cell-properties fo:border-bottom="0.75pt solid #000000" fo:border-left="none" fo:border-right="0.75pt solid #000000" fo:border-top="none" fo:padding-bottom="0in" fo:padding-left="0.0486in" fo:padding-right="0.0486in" fo:padding-top="0in" style:vertical-align="top" style:writing-mode="lr-tb"/>
    </style:style>
    <style:style style:family="paragraph" style:name="P1" style:parent-style-name="Standard">
      <style:paragraph-properties>
        <style:tab-stops>
          <style:tab-stop style:position="0.2957in"/>
        </style:tab-stops>
      </style:paragraph-properties>
    </style:style>
    <style:style style:family="paragraph" style:name="P2" style:parent-style-name="Standard">
      <style:paragraph-properties style:snap-to-layout-grid="false"/>
    </style:style>
    <style:style style:family="paragraph" style:name="P3" style:parent-style-name="Standard">
      <style:text-properties fo:font-weight="bold" style:font-weight-asian="bold"/>
    </style:style>
    <style:style style:family="paragraph" style:name="P4" style:parent-style-name="Standard">
      <style:paragraph-properties style:snap-to-layout-grid="false"/>
      <style:text-properties fo:font-weight="bold" style:font-weight-asian="bold"/>
    </style:style>
    <style:style style:family="paragraph" style:name="P5" style:parent-style-name="Standard">
      <style:text-properties fo:country="US" fo:font-weight="bold" fo:language="en" style:country-asian="US" style:font-weight-asian="bold" style:language-asian="en"/>
    </style:style>
    <style:style style:family="paragraph" style:name="P6" style:parent-style-name="Standard">
      <style:paragraph-properties fo:text-align="end" style:justify-single-word="false"/>
    </style:style>
    <style:style style:family="paragraph" style:name="P7" style:parent-style-name="Standard">
      <style:paragraph-properties fo:margin-bottom="0.0835in" fo:margin-top="0.0835in" style:contextual-spacing="false"/>
    </style:style>
    <style:style style:family="paragraph" style:name="P8" style:parent-style-name="Standard">
      <style:paragraph-properties fo:margin-bottom="0.0835in" fo:margin-top="0.0835in" style:contextual-spacing="false">
        <style:tab-stops>
          <style:tab-stop style:position="0.2957in"/>
        </style:tab-stops>
      </style:paragraph-properties>
    </style:style>
    <style:style style:family="paragraph" style:name="P9" style:parent-style-name="Standard">
      <style:paragraph-properties fo:margin-bottom="0.0835in" fo:margin-top="0.0835in" style:contextual-spacing="false"/>
      <style:text-properties fo:country="US" fo:font-weight="bold" fo:language="en" style:country-asian="US" style:font-weight-asian="bold" style:language-asian="en"/>
    </style:style>
    <style:style style:family="paragraph" style:name="P10" style:parent-style-name="Standard">
      <style:paragraph-properties fo:margin-bottom="0.0835in" fo:margin-top="0.0835in" style:contextual-spacing="false">
        <style:tab-stops>
          <style:tab-stop style:position="2.461in"/>
          <style:tab-stop style:position="5.3161in"/>
        </style:tab-stops>
      </style:paragraph-properties>
    </style:style>
    <style:style style:family="paragraph" style:list-style-name="WW8Num12" style:name="P11" style:parent-style-name="Standard">
      <style:paragraph-properties fo:margin-bottom="0.0835in" fo:margin-top="0.0835in" style:contextual-spacing="false"/>
    </style:style>
    <style:style style:family="paragraph" style:name="P12" style:parent-style-name="Standard">
      <style:paragraph-properties fo:margin-bottom="0in" fo:margin-top="0.0835in" style:contextual-spacing="false"/>
    </style:style>
    <style:style style:family="paragraph" style:name="P13" style:parent-style-name="Standard">
      <style:paragraph-properties fo:margin-bottom="0in" fo:margin-top="0.0835in" style:contextual-spacing="false"/>
      <style:text-properties fo:font-size="9pt" style:font-size-asian="9pt"/>
    </style:style>
    <style:style style:family="paragraph" style:name="P14" style:parent-style-name="Standard">
      <style:paragraph-properties fo:line-height="150%" fo:margin-bottom="0in" fo:margin-top="0.0835in" style:contextual-spacing="false"/>
      <style:text-properties fo:font-size="9pt" style:font-size-asian="9pt"/>
    </style:style>
    <style:style style:family="paragraph" style:name="P15" style:parent-style-name="Standard">
      <style:paragraph-properties fo:line-height="150%" fo:margin-bottom="0in" fo:margin-top="0.0835in" style:contextual-spacing="false">
        <style:tab-stops>
          <style:tab-stop style:position="1.6256in"/>
        </style:tab-stops>
      </style:paragraph-properties>
      <style:text-properties fo:font-size="9pt" style:font-size-asian="9pt"/>
    </style:style>
    <style:style style:family="paragraph" style:name="P16" style:parent-style-name="Standard">
      <style:paragraph-properties fo:margin-bottom="0in" fo:margin-top="0.0835in" style:contextual-spacing="false"/>
      <style:text-properties fo:font-weight="bold" style:font-weight-asian="bold"/>
    </style:style>
    <style:style style:family="paragraph" style:name="P17" style:parent-style-name="Standard">
      <style:paragraph-properties fo:margin-bottom="0in" fo:margin-top="0.0835in" style:contextual-spacing="false">
        <style:tab-stops>
          <style:tab-stop style:position="1.6256in"/>
          <style:tab-stop style:position="3.0028in"/>
        </style:tab-stops>
      </style:paragraph-properties>
      <style:text-properties fo:font-weight="bold" style:font-weight-asian="bold"/>
    </style:style>
    <style:style style:family="paragraph" style:name="P18" style:parent-style-name="Standard">
      <style:paragraph-properties fo:margin-bottom="0in" fo:margin-top="0.0835in" style:contextual-spacing="false"/>
      <style:text-properties fo:country="US" fo:font-weight="bold" fo:language="en" style:country-asian="US" style:font-weight-asian="bold" style:language-asian="en"/>
    </style:style>
    <style:style style:family="paragraph" style:name="P19" style:parent-style-name="Standard">
      <style:paragraph-properties fo:margin-bottom="0in" fo:margin-top="0.0835in" style:contextual-spacing="false">
        <style:tab-stops>
          <style:tab-stop style:position="1.6256in"/>
        </style:tab-stops>
      </style:paragraph-properties>
    </style:style>
    <style:style style:family="paragraph" style:name="P20" style:parent-style-name="Standard">
      <style:paragraph-properties fo:margin-bottom="0in" fo:margin-top="0.0835in" fo:text-align="center" style:contextual-spacing="false" style:justify-single-word="false"/>
    </style:style>
    <style:style style:family="paragraph" style:name="P21" style:parent-style-name="Standard">
      <style:paragraph-properties fo:margin-bottom="0in" fo:margin-top="0.0835in" fo:text-align="end" style:contextual-spacing="false" style:justify-single-word="false"/>
    </style:style>
    <style:style style:family="paragraph" style:name="P22" style:parent-style-name="Standard">
      <style:paragraph-properties fo:margin-bottom="0in" fo:margin-top="0.0835in" style:contextual-spacing="false" style:snap-to-layout-grid="false"/>
    </style:style>
    <style:style style:family="paragraph" style:name="P23" style:parent-style-name="Standard">
      <style:paragraph-properties fo:margin-bottom="0in" fo:margin-top="0.0835in" style:contextual-spacing="false" style:snap-to-layout-grid="false">
        <style:tab-stops>
          <style:tab-stop style:position="0.4925in"/>
          <style:tab-stop style:position="2.1661in"/>
          <style:tab-stop style:position="3.3472in"/>
        </style:tab-stops>
      </style:paragraph-properties>
    </style:style>
    <style:style style:family="paragraph" style:list-style-name="WW8Num12" style:name="P24" style:parent-style-name="Standard">
      <style:paragraph-properties fo:margin-bottom="0in" fo:margin-top="0.0835in" style:contextual-spacing="false"/>
    </style:style>
    <style:style style:family="paragraph" style:name="P25" style:parent-style-name="Standard">
      <style:paragraph-properties fo:border-bottom="0.74pt dotted #000000" fo:border-left="none" fo:border-right="none" fo:border-top="none" fo:margin-bottom="0in" fo:margin-top="0.0835in" fo:padding-bottom="0.0138in" fo:padding-left="0in" fo:padding-right="0in" fo:padding-top="0in" fo:text-align="end" style:contextual-spacing="false" style:justify-single-word="false"/>
    </style:style>
    <style:style style:family="paragraph" style:name="P26" style:parent-style-name="Standard">
      <style:paragraph-properties fo:margin-bottom="0in" fo:margin-top="0.0693in" style:contextual-spacing="false"/>
    </style:style>
    <style:style style:family="paragraph" style:name="P27" style:parent-style-name="Standard">
      <style:paragraph-properties fo:margin-bottom="0in" fo:margin-top="0.0555in" style:contextual-spacing="false">
        <style:tab-stops>
          <style:tab-stop style:position="1.6256in"/>
        </style:tab-stops>
      </style:paragraph-properties>
    </style:style>
    <style:style style:family="paragraph" style:name="P28" style:parent-style-name="Standard">
      <style:paragraph-properties fo:margin-bottom="0.0835in" fo:margin-left="0.4925in" fo:margin-right="0in" fo:margin-top="0.0835in" fo:text-indent="0in" style:auto-text-indent="false" style:contextual-spacing="false"/>
    </style:style>
    <style:style style:family="paragraph" style:name="P29" style:parent-style-name="Standard">
      <style:paragraph-properties fo:margin-bottom="0.0835in" fo:margin-left="0.4925in" fo:margin-right="0in" fo:margin-top="0.0835in" fo:text-indent="0in" style:auto-text-indent="false" style:contextual-spacing="false">
        <style:tab-stops>
          <style:tab-stop style:position="0.4925in"/>
          <style:tab-stop style:position="7.5799in"/>
        </style:tab-stops>
      </style:paragraph-properties>
    </style:style>
    <style:style style:family="paragraph" style:name="P30" style:parent-style-name="Standard">
      <style:paragraph-properties fo:margin-bottom="0in" fo:margin-left="0.4925in" fo:margin-right="0in" fo:margin-top="0.0835in" fo:text-indent="0in" style:auto-text-indent="false" style:contextual-spacing="false"/>
    </style:style>
    <style:style style:family="paragraph" style:name="P31" style:parent-style-name="Standard">
      <style:paragraph-properties fo:margin-left="0.4925in" fo:margin-right="0in" fo:text-indent="0in" style:auto-text-indent="false"/>
    </style:style>
    <style:style style:family="paragraph" style:name="P32" style:parent-style-name="Standard">
      <style:paragraph-properties fo:margin-bottom="0in" fo:margin-left="-0.0484in" fo:margin-right="0in" fo:margin-top="0.0835in" fo:text-align="center" fo:text-indent="0in" style:auto-text-indent="false" style:contextual-spacing="false" style:justify-single-word="false"/>
    </style:style>
    <style:style style:family="paragraph" style:name="P33" style:parent-style-name="Standard">
      <style:paragraph-properties fo:margin-bottom="0in" fo:margin-left="0.4925in" fo:margin-right="0in" fo:margin-top="0.0835in" fo:text-indent="-0.4925in" style:auto-text-indent="false" style:contextual-spacing="false"/>
    </style:style>
    <style:style style:family="paragraph" style:name="P34" style:parent-style-name="Standard">
      <style:paragraph-properties fo:margin-bottom="0in" fo:margin-left="0.4925in" fo:margin-right="0in" fo:margin-top="0.0835in" fo:text-indent="-0.4925in" style:auto-text-indent="false" style:contextual-spacing="false">
        <style:tab-stops>
          <style:tab-stop style:position="2.7638in"/>
          <style:tab-stop style:position="4.7165in"/>
        </style:tab-stops>
      </style:paragraph-properties>
    </style:style>
    <style:style style:family="paragraph" style:name="P35" style:parent-style-name="Standard">
      <style:paragraph-properties fo:margin-bottom="0in" fo:margin-left="0.4925in" fo:margin-right="0in" fo:margin-top="0.0835in" fo:text-indent="-0.4925in" style:auto-text-indent="false" style:contextual-spacing="false">
        <style:tab-stops>
          <style:tab-stop style:position="2.461in"/>
          <style:tab-stop style:position="5.3161in"/>
        </style:tab-stops>
      </style:paragraph-properties>
    </style:style>
    <style:style style:family="paragraph" style:name="P36" style:parent-style-name="Standard">
      <style:paragraph-properties fo:margin-bottom="0.0835in" fo:margin-left="0.4925in" fo:margin-right="0in" fo:margin-top="0.0835in" fo:text-indent="-0.4925in" style:auto-text-indent="false" style:contextual-spacing="false"/>
    </style:style>
    <style:style style:family="paragraph" style:name="P37" style:parent-style-name="Standard">
      <style:paragraph-properties fo:margin-bottom="0.0835in" fo:margin-left="0.4925in" fo:margin-right="0in" fo:margin-top="0.0835in" fo:text-indent="-0.4925in" style:auto-text-indent="false" style:contextual-spacing="false">
        <style:tab-stops>
          <style:tab-stop style:position="2.7638in"/>
          <style:tab-stop style:position="4.7165in"/>
        </style:tab-stops>
      </style:paragraph-properties>
    </style:style>
    <style:style style:family="paragraph" style:name="P38" style:parent-style-name="Standard">
      <style:paragraph-properties fo:margin-bottom="0.0835in" fo:margin-left="0.4925in" fo:margin-right="0in" fo:margin-top="0.0835in" fo:text-indent="-0.4925in" style:auto-text-indent="false" style:contextual-spacing="false">
        <style:tab-stops>
          <style:tab-stop style:position="2.461in"/>
          <style:tab-stop style:position="5.3161in"/>
        </style:tab-stops>
      </style:paragraph-properties>
      <style:text-properties fo:country="US" fo:language="en" style:country-asian="US" style:language-asian="en"/>
    </style:style>
    <style:style style:family="paragraph" style:name="P39" style:parent-style-name="Standard">
      <style:paragraph-properties fo:margin-bottom="0.0835in" fo:margin-top="0in" fo:text-align="end" style:contextual-spacing="false" style:justify-single-word="false"/>
    </style:style>
    <style:style style:family="paragraph" style:name="P40" style:parent-style-name="Standard">
      <style:paragraph-properties fo:margin-bottom="0.0835in" fo:margin-left="0in" fo:margin-right="0in" fo:margin-top="0.0835in" fo:text-indent="-0.5075in" style:auto-text-indent="false" style:contextual-spacing="false">
        <style:tab-stops>
          <style:tab-stop style:position="0.4925in"/>
        </style:tab-stops>
      </style:paragraph-properties>
    </style:style>
    <style:style style:family="paragraph" style:name="P41" style:parent-style-name="Standard">
      <style:paragraph-properties fo:border-bottom="0.74pt dotted #000000" fo:border-left="none" fo:border-right="none" fo:border-top="none" fo:margin-bottom="0in" fo:margin-left="0.4925in" fo:margin-right="0.2465in" fo:margin-top="0.4165in" fo:padding-bottom="0.0138in" fo:padding-left="0in" fo:padding-right="0in" fo:padding-top="0in" fo:text-indent="0in" style:auto-text-indent="false" style:contextual-spacing="false"/>
    </style:style>
    <style:style style:family="paragraph" style:name="P42" style:parent-style-name="Standard">
      <style:paragraph-properties fo:border-bottom="0.74pt dotted #000000" fo:border-left="none" fo:border-right="none" fo:border-top="none" fo:margin-bottom="0in" fo:margin-left="0in" fo:margin-right="0.2953in" fo:margin-top="0.4165in" fo:padding-bottom="0.0138in" fo:padding-left="0in" fo:padding-right="0in" fo:padding-top="0in" fo:text-indent="0in" style:auto-text-indent="false" style:contextual-spacing="false"/>
    </style:style>
    <style:style style:family="paragraph" style:name="P43" style:parent-style-name="Standard">
      <style:paragraph-properties fo:margin-bottom="0.1665in" fo:margin-top="0in" style:contextual-spacing="false"/>
    </style:style>
    <style:style style:family="paragraph" style:name="P44" style:parent-style-name="Header">
      <style:paragraph-properties fo:text-align="end" style:justify-single-word="false"/>
    </style:style>
    <style:style style:family="paragraph" style:master-page-name="First_20_Page" style:name="P45" style:parent-style-name="Heading_20_1">
      <style:paragraph-properties style:page-number="auto"/>
    </style:style>
    <style:style style:family="paragraph" style:name="P46">
      <style:paragraph-properties fo:text-align="center" style:writing-mode="lr-tb"/>
    </style:style>
    <style:style style:family="text" style:name="T1">
      <style:text-properties fo:font-weight="bold" style:font-weight-asian="bold"/>
    </style:style>
    <style:style style:family="text" style:name="T2">
      <style:text-properties style:font-name-asian="Arial"/>
    </style:style>
    <style:style style:family="text" style:name="T3">
      <style:text-properties fo:font-size="9pt" style:font-size-asian="9pt"/>
    </style:style>
    <style:style style:family="text" style:name="T4">
      <style:text-properties fo:font-size="9pt" style:font-size-asian="9pt" style:font-size-complex="9pt"/>
    </style:style>
    <style:style style:family="text" style:name="T5">
      <style:text-properties fo:country="US" fo:font-weight="bold" fo:language="en" style:country-asian="US" style:font-weight-asian="bold" style:language-asian="en"/>
    </style:style>
    <style:style style:family="text" style:name="T6">
      <style:text-properties fo:country="US" fo:font-weight="bold" fo:language="en" style:country-asian="US" style:font-name-asian="Arial" style:font-weight-asian="bold" style:language-asian="en"/>
    </style:style>
    <style:style style:family="text" style:name="T7">
      <style:text-properties fo:country="US" fo:language="en" style:country-asian="US" style:language-asian="en"/>
    </style:style>
    <style:style style:family="text" style:name="T8">
      <style:text-properties style:font-name="Arial" style:font-name-complex="Arial"/>
    </style:style>
    <style:style style:family="text" style:name="T9">
      <style:text-properties style:font-name="Arial" style:font-name-asian="Arial" style:font-name-complex="Arial"/>
    </style:style>
    <style:style style:family="text" style:name="T10">
      <style:text-properties fo:country="GB" fo:font-weight="bold" fo:language="en" style:font-weight-asian="bold"/>
    </style:style>
    <style:style style:family="text" style:name="T11">
      <style:text-properties style:text-underline-color="font-color" style:text-underline-style="solid" style:text-underline-width="auto"/>
    </style:style>
    <style:style style:family="text" style:name="T12">
      <style:text-properties style:font-name="Courier New" style:font-name-complex="Courier New"/>
    </style:style>
    <style:style style:family="graphic" style:name="gr1">
      <style:graphic-properties draw:auto-grow-height="false" draw:fill="none" draw:fill-color="#ffffff" draw:stroke="dash" draw:stroke-dash="Dash_20_2" draw:stroke-linejoin="miter" draw:textarea-horizontal-align="left" draw:textarea-vertical-align="top" fo:margin-left="0.1256in" fo:margin-right="0.1256in" fo:padding-bottom="0.0902in" fo:padding-left="0.1736in" fo:padding-right="0.1736in" fo:padding-top="0.0902in" fo:wrap-option="wrap" style:horizontal-pos="from-left" style:horizontal-rel="paragraph" style:number-wrapped-paragraphs="no-limit" style:run-through="foreground" style:vertical-pos="from-top" style:vertical-rel="paragraph" style:wrap="run-through" svg:stroke-color="#000000" svg:stroke-linecap="square" svg:stroke-width="0.0071in"/>
    </style:style>
    <style:style style:family="text" style:name="a240f25" style:parent-style-name="FeldZ">
      <style:text-properties style:font-name="Arial" style:font-name-complex="Arial"/>
    </style:style>
    <style:style style:family="text" style:name="aa644b8" style:parent-style-name="FeldZ">
      <style:text-properties style:font-name="Arial" style:font-name-asian="Arial" style:font-name-complex="Arial"/>
    </style:style>
    <style:style style:family="text" style:name="a1e4789" style:parent-style-name="FeldZ">
      <style:text-properties style:font-name="Arial" style:font-name-complex="Arial"/>
    </style:style>
    <style:style style:family="text" style:name="a445769" style:parent-style-name="FeldZ">
      <style:text-properties style:font-name="Arial" style:font-name-asian="Arial" style:font-name-complex="Arial"/>
    </style:style>
    <style:style style:family="text" style:name="a2f48c7" style:parent-style-name="FeldZ">
      <style:text-properties style:font-name="Arial" style:font-name-complex="Arial"/>
    </style:style>
    <style:style style:family="text" style:name="a11735a" style:parent-style-name="FeldZ">
      <style:text-properties style:font-name="Arial" style:font-name-asian="Arial" style:font-name-complex="Arial"/>
    </style:style>
    <style:style style:family="text" style:name="ad872af" style:parent-style-name="FeldZ">
      <style:text-properties style:font-name="Arial" style:font-name-complex="Arial"/>
    </style:style>
    <style:style style:family="text" style:name="a4f647f" style:parent-style-name="FeldZ">
      <style:text-properties style:font-name="Arial" style:font-name-asian="Arial" style:font-name-complex="Arial"/>
    </style:style>
    <style:style style:family="text" style:name="aeb5bad" style:parent-style-name="FeldZ">
      <style:text-properties style:font-name="Arial" style:font-name-complex="Arial"/>
    </style:style>
    <style:style style:family="text" style:name="a5c3a19" style:parent-style-name="FeldZ">
      <style:text-properties style:font-name="Arial" style:font-name-asian="Arial" style:font-name-complex="Arial"/>
    </style:style>
    <style:style style:family="text" style:name="ab8970d" style:parent-style-name="FeldZ">
      <style:text-properties style:font-name="Arial" style:font-name-complex="Arial"/>
    </style:style>
    <style:style style:family="text" style:name="a23cd1c" style:parent-style-name="FeldZ">
      <style:text-properties style:font-name="Arial" style:font-name-asian="Arial" style:font-name-complex="Arial"/>
    </style:style>
    <style:style style:family="text" style:name="acf7de6" style:parent-style-name="FeldZ">
      <style:text-properties style:font-name="Arial" style:font-name-complex="Arial"/>
    </style:style>
    <style:style style:family="text" style:name="add926c" style:parent-style-name="FeldZ">
      <style:text-properties style:font-name="Arial" style:font-name-asian="Arial" style:font-name-complex="Arial"/>
    </style:style>
    <style:style style:family="text" style:name="a773d4a" style:parent-style-name="FeldZ">
      <style:text-properties style:font-name="Arial" style:font-name-complex="Arial"/>
    </style:style>
    <style:style style:family="text" style:name="ab51cc1" style:parent-style-name="FeldZ">
      <style:text-properties style:font-name="Arial" style:font-name-asian="Arial" style:font-name-complex="Arial"/>
    </style:style>
    <style:style style:family="text" style:name="a3e63c9" style:parent-style-name="FeldZ">
      <style:text-properties style:font-name="Arial" style:font-name-complex="Arial"/>
    </style:style>
    <style:style style:family="text" style:name="a5d9b3d" style:parent-style-name="FeldZ">
      <style:text-properties style:font-name="Arial" style:font-name-asian="Arial" style:font-name-complex="Arial"/>
    </style:style>
    <style:style style:family="text" style:name="a43536e" style:parent-style-name="FeldZ">
      <style:text-properties style:font-name="Arial" style:font-name-complex="Arial"/>
    </style:style>
    <style:style style:family="text" style:name="a9fdf14" style:parent-style-name="FeldZ">
      <style:text-properties style:font-name="Arial" style:font-name-asian="Arial" style:font-name-complex="Arial"/>
    </style:style>
    <style:style style:family="text" style:name="a7c9ca2" style:parent-style-name="FeldZ">
      <style:text-properties style:font-name="Arial" style:font-name-complex="Arial"/>
    </style:style>
    <style:style style:family="text" style:name="ab043d8" style:parent-style-name="FeldZ">
      <style:text-properties style:font-name-asian="Arial"/>
    </style:style>
    <style:style style:family="text" style:name="a4f99bd" style:parent-style-name="FeldZ">
      <style:text-properties style:font-name-asian="Arial"/>
    </style:style>
    <style:style style:family="paragraph" style:name="a5b7b32" style:parent-style-name="Standard">
      <style:paragraph-properties fo:margin-bottom="0.0835in" fo:margin-left="0.4925in" fo:margin-right="0in" fo:margin-top="0.0835in" fo:text-indent="-0.4925in" style:auto-text-indent="false" style:contextual-spacing="false">
        <style:tab-stops>
          <style:tab-stop style:position="2.461in"/>
          <style:tab-stop style:position="5.3161in"/>
        </style:tab-stops>
      </style:paragraph-properties>
      <style:text-properties fo:country="US" fo:language="en" style:country-asian="US" style:language-asian="en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45">Formblatt Anzeige einer Änderu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D"/>
        <table:table-column table:style-name="Table1.J"/>
        <table:table-column table:style-name="Table1.K"/>
        <table:table-column table:style-name="Table1.L"/>
        <table:table-row table:style-name="Table1.1">
          <table:table-cell office:value-type="string" table:number-columns-spanned="11" table:style-name="Table1.A1">
            <text:p text:style-name="P8"><field:fieldmark field:type="vnd.oasis.opendocument.field.FORMCHECKBOX" text:name="__Fieldmark__0_1479532265">
								<field:param field:name="Checkbox_HelpText" field:value=""/>
								<field:param field:name="Checkbox_Name" field:value="Kontrollkästchen85"/>
							</field:fieldmark><text:span text:style-name="T1"><text:s/>Anzeige nach § 15 Abs. 1 BImSchG </text:span></text:p>
            <text:p text:style-name="P8"><field:fieldmark field:type="vnd.oasis.opendocument.field.FORMCHECKBOX" text:name="__Fieldmark__1_1479532265">
								<field:param field:name="Checkbox_HelpText" field:value=""/>
								<field:param field:name="Checkbox_Name" field:value="Kontrollkästchen85"/>
							</field:fieldmark><text:span text:style-name="T1"><text:s/>Anzeige gemäß § 4 Abs. 5 TEHG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">
            <text:p text:style-name="P2"/>
          </table:table-cell>
        </table:table-row>
        <table:table-row table:style-name="Table1.2">
          <table:table-cell office:value-type="string" table:number-columns-spanned="11" table:style-name="Table1.A1">
            <text:p text:style-name="P1"><text:span text:style-name="T1">1.</text:span> <text:tab/><text:span text:style-name="T1">Genehmigungsbehörde / Betreiber/in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2">
            <text:p text:style-name="P2"/>
          </table:table-cell>
        </table:table-row>
        <table:table-row table:style-name="Table1.2">
          <table:table-cell office:value-type="string" table:number-columns-spanned="5" table:style-name="Table1.A3">
            <text:p text:style-name="P14">Anschrift der Genehmigungsbehörde</text:p>
            <text:p text:style-name="P5"><field:fieldmark-start field:type="vnd.oasis.opendocument.field.FORMTEXT" text:name="__Fieldmark__2_1479532265"><field:param field:name="Description" field:value=""/><field:param field:name="Name" field:value="Text7"/></field:fieldmark-start><field:fieldmark-end/></text:p>
            <text:p text:style-name="P5"><field:fieldmark-start field:type="vnd.oasis.opendocument.field.FORMTEXT" text:name="__Fieldmark__3_1479532265"><field:param field:name="Description" field:value=""/><field:param field:name="Name" field:value=""/></field:fieldmark-start><field:fieldmark-end/></text:p>
            <text:p text:style-name="P5"><field:fieldmark-start field:type="vnd.oasis.opendocument.field.FORMTEXT" text:name="__Fieldmark__4_1479532265"><field:param field:name="Description" field:value=""/><field:param field:name="Name" field:value="Text8"/></field:fieldmark-start><field:fieldmark-end/></text:p>
            <text:p text:style-name="P5"><field:fieldmark-start field:type="vnd.oasis.opendocument.field.FORMTEXT" text:name="__Fieldmark__5_1479532265"><field:param field:name="Description" field:value=""/><field:param field:name="Name" field:value="Text9"/></field:fieldmark-start><field:fieldmark-end/></text:p>
            <text:p text:style-name="P5"><field:fieldmark-start field:type="vnd.oasis.opendocument.field.FORMTEXT" text:name="__Fieldmark__6_1479532265"><field:param field:name="Description" field:value=""/><field:param field:name="Name" field:value="Text10"/></field:fieldmark-start><field:fieldmark-end/></text:p>
            <text:p text:style-name="P9"><field:fieldmark-start field:type="vnd.oasis.opendocument.field.FORMTEXT" text:name="__Fieldmark__7_1479532265"><field:param field:name="Description" field:value=""/><field:param field:name="Name" field:value="Text11"/></field:fieldmark-start><field:fieldmark-end/></text:p>
          </table:table-cell>
          <table:covered-table-cell/>
          <table:covered-table-cell/>
          <table:covered-table-cell/>
          <table:covered-table-cell/>
          <table:table-cell office:value-type="string" table:number-columns-spanned="6" table:style-name="Table1.F3">
            <text:p text:style-name="P13">Eingangsvermerk der Genehmigungsbehörde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L3">
            <text:p text:style-name="P2"/>
          </table:table-cell>
        </table:table-row>
        <table:table-row table:style-name="Table1.4">
          <table:table-cell office:value-type="string" table:number-columns-spanned="5" table:style-name="Table1.A4">
            <text:p text:style-name="P12"><draw:line draw:style-name="gr1" draw:text-style-name="P46" draw:z-index="2" svg:x1="3.4138in" svg:x2="6.4146in" svg:y1="1.2091in" svg:y2="1.2098in" text:anchor-type="char">
								<text:p/>
							</draw:line><draw:line draw:style-name="gr1" draw:text-style-name="P46" draw:z-index="1" svg:x1="3.4154in" svg:x2="6.4161in" svg:y1="0.748in" svg:y2="0.7488in" text:anchor-type="char">
								<text:p/>
							</draw:line><draw:line draw:style-name="gr1" draw:text-style-name="P46" draw:z-index="0" svg:x1="3.4154in" svg:x2="6.4161in" svg:y1="0.2756in" svg:y2="0.2764in" text:anchor-type="char">
								<text:p/>
							</draw:line><text:span text:style-name="T3">Name/Anschrift des Anlagenbetreibers / der Anlagen-betreiberin</text:span> </text:p>
            <text:p text:style-name="P5"><field:fieldmark-start field:type="vnd.oasis.opendocument.field.FORMTEXT" text:name="__Fieldmark__8_1479532265"><field:param field:name="Description" field:value=""/><field:param field:name="Name" field:value=""/></field:fieldmark-start><field:fieldmark-end/></text:p>
            <text:p text:style-name="P5"><field:fieldmark-start field:type="vnd.oasis.opendocument.field.FORMTEXT" text:name="__Fieldmark__9_1479532265"><field:param field:name="Description" field:value=""/><field:param field:name="Name" field:value=""/></field:fieldmark-start><field:fieldmark-end/></text:p>
            <text:p text:style-name="P5"><field:fieldmark-start field:type="vnd.oasis.opendocument.field.FORMTEXT" text:name="__Fieldmark__10_1479532265"><field:param field:name="Description" field:value=""/><field:param field:name="Name" field:value=""/></field:fieldmark-start><field:fieldmark-end/></text:p>
            <text:p text:style-name="P5"><field:fieldmark-start field:type="vnd.oasis.opendocument.field.FORMTEXT" text:name="__Fieldmark__11_1479532265"><field:param field:name="Description" field:value=""/><field:param field:name="Name" field:value=""/></field:fieldmark-start><field:fieldmark-end/></text:p>
            <text:p text:style-name="P5"><field:fieldmark-start field:type="vnd.oasis.opendocument.field.FORMTEXT" text:name="__Fieldmark__12_1479532265"><field:param field:name="Description" field:value=""/><field:param field:name="Name" field:value=""/></field:fieldmark-start><field:fieldmark-end/></text:p>
            <text:p text:style-name="P5"><field:fieldmark-start field:type="vnd.oasis.opendocument.field.FORMTEXT" text:name="__Fieldmark__13_1479532265"><field:param field:name="Description" field:value=""/><field:param field:name="Name" field:value=""/></field:fieldmark-start><field:fieldmark-end/></text:p>
            <text:p text:style-name="P18"><field:fieldmark-start field:type="vnd.oasis.opendocument.field.FORMTEXT" text:name="__Fieldmark__14_1479532265"><field:param field:name="Description" field:value=""/><field:param field:name="Name" field:value=""/></field:fieldmark-start><field:fieldmark-end/></text:p>
          </table:table-cell>
          <table:covered-table-cell/>
          <table:covered-table-cell/>
          <table:covered-table-cell/>
          <table:covered-table-cell/>
          <table:table-cell office:value-type="string" table:number-columns-spanned="6" table:style-name="Table1.F4">
            <text:p text:style-name="P18"><field:fieldmark-start field:type="vnd.oasis.opendocument.field.FORMTEXT" text:name="__Fieldmark__15_1479532265"><field:param field:name="Description" field:value=""/><field:param field:name="Name" field:value=""/></field:fieldmark-start><field:fieldmark-end/></text:p>
            <text:p text:style-name="P26"><text:span text:style-name="T3">Geschäftszeichen des Betreibers / der Betreiberin</text:span> </text:p>
            <text:p text:style-name="P18"><field:fieldmark-start field:type="vnd.oasis.opendocument.field.FORMTEXT" text:name="__Fieldmark__16_1479532265"><field:param field:name="Description" field:value=""/><field:param field:name="Name" field:value=""/></field:fieldmark-start><field:fieldmark-end/></text:p>
            <text:p text:style-name="P13">Abteilung</text:p>
            <text:p text:style-name="P18"><field:fieldmark-start field:type="vnd.oasis.opendocument.field.FORMTEXT" text:name="__Fieldmark__17_1479532265"><field:param field:name="Description" field:value=""/><field:param field:name="Name" field:value=""/></field:fieldmark-start><field:fieldmark-end/></text:p>
            <text:p text:style-name="P13">Bearbeiter/Ansprechpartner</text:p>
            <text:p text:style-name="P19"><field:fieldmark-start field:type="vnd.oasis.opendocument.field.FORMTEXT" text:name="__Fieldmark__18_1479532265"><field:param field:name="Description" field:value=""/><field:param field:name="Name" field:value=""/></field:fieldmark-start><field:fieldmark-end/><text:tab/><field:fieldmark-start field:type="vnd.oasis.opendocument.field.FORMTEXT" text:name="__Fieldmark__19_1479532265"><field:param field:name="Description" field:value=""/><field:param field:name="Name" field:value=""/></field:fieldmark-start><field:fieldmark-end/></text:p>
            <text:p text:style-name="P27"><draw:line draw:style-name="gr1" draw:text-style-name="P46" draw:z-index="4" svg:x1="1.5543in" svg:x2="2.9551in" svg:y1="0.0398in" svg:y2="0.0406in" text:anchor-type="char">
								<text:p/>
							</draw:line><draw:line draw:style-name="gr1" draw:text-style-name="P46" draw:z-index="3" svg:x1="0in" svg:x2="1.3008in" svg:y1="0.0398in" svg:y2="0.0406in" text:anchor-type="char">
								<text:p/>
							</draw:line><text:span text:style-name="T3">Telefon<text:tab/>Telefax</text:span> </text:p>
            <text:p text:style-name="P17"><field:fieldmark-start field:type="vnd.oasis.opendocument.field.FORMTEXT" text:name="__Fieldmark__20_1479532265"><field:param field:name="Description" field:value=""/><field:param field:name="Name" field:value=""/></field:fieldmark-start><field:fieldmark-end/></text:p>
            <text:p text:style-name="P15"><draw:line draw:style-name="gr1" draw:text-style-name="P46" draw:z-index="5" svg:x1="0in" svg:x2="3.0008in" svg:y1="0.0398in" svg:y2="0.0406in" text:anchor-type="char">
								<text:p/>
							</draw:line>E-Mail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L4">
            <text:p text:style-name="P2"/>
          </table:table-cell>
        </table:table-row>
        <table:table-row table:style-name="Table1.5">
          <table:table-cell office:value-type="string" table:number-columns-spanned="11" table:style-name="Table1.A5">
            <text:p text:style-name="P16">2.<text:tab/>Bezeichnung/Zweck der Anlage in Anlehnung an die 4. BImSch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5">
            <text:p text:style-name="P4"/>
          </table:table-cell>
        </table:table-row>
        <table:table-row table:style-name="Table1.6">
          <table:table-cell office:value-type="string" table:number-columns-spanned="11" table:style-name="Table1.A5">
            <text:p text:style-name="P28"><field:fieldmark-start field:type="vnd.oasis.opendocument.field.FORMTEXT" text:name="__Fieldmark__21_1479532265"><field:param field:name="Description" field:value=""/><field:param field:name="Name" field:value="TBG01_1_2x18"/></field:fieldmark-start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6">
            <text:p text:style-name="P2"/>
          </table:table-cell>
        </table:table-row>
        <table:table-row table:style-name="Table1.7">
          <table:table-cell office:value-type="string" table:style-name="Table1.A4">
            <text:p text:style-name="P20"><text:bookmark-start text:name="TBG01_1_2x19"/>Nr.:<text:span text:style-name="FeldZ"> </text:span><text:bookmark-end text:name="TBG01_1_2x19"/><field:fieldmark-start field:type="vnd.oasis.opendocument.field.FORMTEXT" text:name="__Fieldmark__22_1479532265"><field:param field:name="Description" field:value=""/><field:param field:name="Name" field:value=""/></field:fieldmark-start><text:span text:style-name="a240f25"><text:s text:c="5"/></text:span><field:fieldmark-end/></text:p>
          </table:table-cell>
          <table:table-cell office:value-type="string" table:number-columns-spanned="7" table:style-name="Table1.F4">
            <text:p text:style-name="P32">des Anhangs 1 der 4. BImSch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F4">
            <text:p text:style-name="P16"><field:fieldmark field:type="vnd.oasis.opendocument.field.FORMCHECKBOX" text:name="__Fieldmark__23_1479532265">
								<field:param field:name="Checkbox_HelpText" field:value=""/>
								<field:param field:name="Checkbox_Name" field:value="Kontrollkästchen85"/>
							</field:fieldmark></text:p>
          </table:table-cell>
          <table:table-cell office:value-type="string" table:number-columns-spanned="2" table:style-name="Table1.F4">
            <text:p text:style-name="P12">Anlage gemäß RL 2010/75/EU </text:p>
            <text:p text:style-name="P12">(IE-Anlage)</text:p>
          </table:table-cell>
          <table:covered-table-cell/>
          <table:table-cell office:value-type="string" table:style-name="Table1.L7">
            <text:p text:style-name="P2"/>
          </table:table-cell>
        </table:table-row>
        <table:table-row table:style-name="Table1.8">
          <table:table-cell office:value-type="string" table:number-columns-spanned="11" table:style-name="Table1.A8">
            <text:p text:style-name="P33"><text:span text:style-name="T1">3.<text:tab/>Folgende Genehmigungen, Erlaubnisse, Ausnahmen etc. werden / wurden bei anderen Behörden beantragt:</text:span> </text:p>
            <text:p text:style-name="P34"><text:span text:style-name="T1"><text:tab/></text:span><field:fieldmark field:type="vnd.oasis.opendocument.field.FORMCHECKBOX" text:name="__Fieldmark__24_1479532265">
								<field:param field:name="Checkbox_HelpText" field:value=""/>
								<field:param field:name="Checkbox_Name" field:value="Kontrollkästchen85"/>
							</field:fieldmark><text:span text:style-name="T10"><text:s/>§§ 54, 64 HBO<text:tab/> </text:span><field:fieldmark field:type="vnd.oasis.opendocument.field.FORMCHECKBOX" text:name="__Fieldmark__25_1479532265">
								<field:param field:name="Checkbox_HelpText" field:value=""/>
								<field:param field:name="Checkbox_Name" field:value="Kontrollkästchen86"/>
							</field:fieldmark><text:span text:style-name="T10"><text:s/>§ 63 WHG<text:tab/> </text:span><field:fieldmark field:type="vnd.oasis.opendocument.field.FORMCHECKBOX" text:name="__Fieldmark__26_1479532265">
								<field:param field:name="Checkbox_HelpText" field:value=""/>
								<field:param field:name="Checkbox_Name" field:value="Kontrollkästchen87"/>
							</field:fieldmark><text:span text:style-name="T10"><text:s/>§ 41 Abs. 1 HWG</text:span> </text:p>
            <text:p text:style-name="P34"><text:span text:style-name="T10"><text:tab/></text:span><field:fieldmark field:type="vnd.oasis.opendocument.field.FORMCHECKBOX" text:name="__Fieldmark__27_1479532265">
								<field:param field:name="Checkbox_HelpText" field:value=""/>
								<field:param field:name="Checkbox_Name" field:value="Kontrollkästchen88"/>
							</field:fieldmark><text:span text:style-name="T1"><text:s/>§ 13 Abs. 1 Nr. 1 BetrSichV (Dampfkesselanlagen)</text:span> </text:p>
            <text:p text:style-name="P37"><text:span text:style-name="T1"><text:tab/></text:span><field:fieldmark field:type="vnd.oasis.opendocument.field.FORMCHECKBOX" text:name="__Fieldmark__28_1479532265">
								<field:param field:name="Checkbox_HelpText" field:value=""/>
								<field:param field:name="Checkbox_Name" field:value="Kontrollkästchen89"/>
							</field:fieldmark><text:span text:style-name="T1"><text:s/>§ 13 Abs. 1 Nr. 3 BetrSichV (Anlagen mit leicht- / hochentzündlichen Flüssigkeiten)</text:span> </text:p>
            <text:p text:style-name="P29"><field:fieldmark field:type="vnd.oasis.opendocument.field.FORMCHECKBOX" text:name="__Fieldmark__29_1479532265">
								<field:param field:name="Checkbox_HelpText" field:value=""/>
								<field:param field:name="Checkbox_Name" field:value="Kontrollkästchen89"/>
							</field:fieldmark><text:span text:style-name="T1"><text:s/></text:span><field:fieldmark-start field:type="vnd.oasis.opendocument.field.FORMTEXT" text:name="__Fieldmark__30_1479532265"><field:param field:name="Description" field:value=""/><field:param field:name="Name" field:value=""/></field:fieldmark-start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8">
            <text:p text:style-name="P4"/>
          </table:table-cell>
        </table:table-row>
        <table:table-row table:style-name="Table1.9">
          <table:table-cell office:value-type="string" table:number-columns-spanned="11" table:style-name="Table1.A1">
            <text:p text:style-name="P33"><text:span text:style-name="T1">4.<text:tab/>Datum, Behörde und Geschäftszeichen der letzten Genehmigung(en) nach §§ 4 und 16 bzw. Anzeige nach § 67 Abs. 2 BImSchG, auf die sich die geplante Änderung bezieht</text:span> </text:p>
            <text:p text:style-name="P36"><text:span text:style-name="T1"><text:tab/></text:span><text:span text:style-name="T4">(Bereits vorliegende Anzeigen, Genehmigungen, Erlaubnisse u.ä. werden in Bezug genommen. Sie sind im beigefügten Formular 1/2 <text:s/>„Genehmigungsbestand der gesamten Anlage“ vollständig aufgelistet.)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9">
            <text:p text:style-name="P4"/>
          </table:table-cell>
        </table:table-row>
        <table:table-row table:style-name="Table1.8">
          <table:table-cell office:value-type="string" table:number-columns-spanned="3" table:style-name="Table1.A8">
            <text:p text:style-name="P35">Behörde</text:p>
            <text:p text:style-name="P38"><field:fieldmark-start field:type="vnd.oasis.opendocument.field.FORMTEXT" text:name="__Fieldmark__31_1479532265"><field:param field:name="Description" field:value=""/><field:param field:name="Name" field:value="Text12"/></field:fieldmark-start><field:fieldmark-end/></text:p>
          </table:table-cell>
          <table:covered-table-cell/>
          <table:covered-table-cell/>
          <table:table-cell office:value-type="string" table:number-columns-spanned="7" table:style-name="Table1.A8">
            <text:p text:style-name="P35">Aktenzeichen</text:p>
            <text:p text:style-name="P38"><field:fieldmark-start field:type="vnd.oasis.opendocument.field.FORMTEXT" text:name="__Fieldmark__32_1479532265"><field:param field:name="Description" field:value=""/><field:param field:name="Name" field:value="Text13"/></field:fieldmark-start><text:span text:style-name="T2">SO</text:span><field:fieldmark-end/></text:p>
            <text:p text:style-name="a5b7b32"><field:fieldmark-start field:type="vnd.oasis.opendocument.field.FORMTEXT" text:name="__Fieldmark__32_1479532265"><field:param field:name="Description" field:value=""/><field:param field:name="Name" field:value="Text13"/></field:fieldmark-start><text:span text:style-name="T2">S</text:span> <field:fieldmark-end/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A8">
            <text:p text:style-name="P35">Datum</text:p>
            <text:p text:style-name="P38"><field:fieldmark-start field:type="vnd.oasis.opendocument.field.FORMTEXT" text:name="__Fieldmark__33_1479532265"><field:param field:name="Description" field:value=""/><field:param field:name="Name" field:value="Text14"/></field:fieldmark-start><field:fieldmark-end/></text:p>
          </table:table-cell>
          <table:table-cell office:value-type="string" table:style-name="Table1.L10">
            <text:p text:style-name="P4"/>
          </table:table-cell>
        </table:table-row>
        <text:soft-page-break/>
        <table:table-row table:style-name="Table1.8">
          <table:table-cell office:value-type="string" table:number-columns-spanned="11" table:style-name="Table1.A1">
            <text:p text:style-name="P36"><text:span text:style-name="T1">5.<text:tab/>Genauere Eingrenzungen des Anzeigegegenstandes (Projekts) unter Angabe der besonderen Merkmale der Anlage/Anlagenänderung (Kapazität, Leistung, Betriebsweise, Betriebszeiten, Typ, Lage etc.)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1">
            <text:p text:style-name="P4"/>
          </table:table-cell>
        </table:table-row>
        <table:table-row table:style-name="Table1.12">
          <table:table-cell office:value-type="string" table:number-columns-spanned="11" table:style-name="Table1.A5">
            <text:p text:style-name="P30"><field:fieldmark-start field:type="vnd.oasis.opendocument.field.FORMTEXT" text:name="__Fieldmark__34_1479532265"><field:param field:name="Description" field:value=""/><field:param field:name="Name" field:value="㄰ㅟ㉟㉸1꤀ᘀĤ␗䤁ŦĀ℀v栁㔁זĀः⌧vँ㨧ୖȀ䚖܀五ጂブ＀Ć＀Ć＀Ć＀Ć＀＀伃ᠧ϶F혵́✉혯ԁ혯ਁ＀Ć혴ԁ㐀ۖĀ̊F瑹˨v␖ᜁĤ晉阁瘡ĀŨ혵́✉瘣Ā✉嘺阂F鐇︠伃ᠧ϶F혵́✉혯ଁ＀Ć혯Ё혴ԁ㐀ۖĀ̊F瑹䞽afD7吋䝂㄰ㅟ㍟ㅸÄ␖ᜁĤ晉阁瘡ȀŨ혵́௧혵ą̂ᬢ瘣Ā௧瘣ȁᬢ嘺阂F鐇︠伃ᠧ϶F혵́௧혵ą̂ᬢ혯ȁ＀Ć혯ఁ＀؆혯Ă혯ċȂ＀؆혯ċЂ肀Ć혯ċࠂ＀Ć혴ԁ㐀ۖĀ̊F瑹䞽afD7吋䝂㄰ㅟ㍟㉸¶␖ᜁĤ晉阁瘡ȀŨ혵́௧혵ą̂ᬢ瘣Ā௧瘣ȁᬢ嘺阂F鐇︠伃ᠧ϶F혵́௧혵ą̂ᬢ혯ഁ＀؆혯ȁ＀Ć혯ċԂ肀Ć혯ċȂ＀؆혯ċࠂ＀Ć혴ԁ㐀ۖĀ̊F瑹䞽afD7吋䝂㄰ㅟ㍟㍸¶␖ᜁĤ晉阁瘡ȀŨ혵́௧혵ą̂ᬢ瘣Ā௧瘣ȁᬢ嘺阂F鐇︠伃ᠧ϶F혵́௧혵ą̂ᬢ혯ഁ＀؆혯ȁ＀Ć혯ċԂ肀Ć혯ċȂ＀؆혯ċࠂ＀Ć혴ԁ㐀ۖĀ̊F瑹䞽afD7吋䝂㄰ㅟ㍟㑸¶␖ᜁĤ晉阁瘡ȀŨ혵́௧혵ą̂ᬢ瘣Ā௧瘣ȁᬢ嘺阂F鐇︠伃ᠧ϶F혵́௧혵ą̂ᬢ혯ഁ＀؆혯ȁ＀Ć혯ċԂ肀Ć혯ċȂ＀؆혯ċࠂ＀Ć혴ԁ㐀ۖĀ̊F瑹䞽afD7吋䝂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a644b8"><text:s text:c="4"/></text:span><text:span text:style-name="a1e4789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2">
            <text:p text:style-name="P4"/>
          </table:table-cell>
        </table:table-row>
        <table:table-row table:style-name="Table1.5">
          <table:table-cell office:value-type="string" table:number-columns-spanned="11" table:style-name="Table1.A1">
            <text:p text:style-name="P12"><text:span text:style-name="T1">6.<text:tab/>Angaben zum Standort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3">
            <text:p text:style-name="P4"/>
          </table:table-cell>
        </table:table-row>
        <table:table-row table:style-name="Table1.5">
          <table:table-cell office:value-type="string" table:number-columns-spanned="2" table:style-name="Table1.A14">
            <text:p text:style-name="P21">Werk/Betrieb:</text:p>
          </table:table-cell>
          <table:covered-table-cell/>
          <table:table-cell office:value-type="string" table:number-columns-spanned="9" table:style-name="Table1.C14">
            <text:p text:style-name="P12"><text:span text:style-name="T2"><text:s/></text:span><field:fieldmark-start field:type="vnd.oasis.opendocument.field.FORMTEXT" text:name="__Fieldmark__35_1479532265"><field:param field:name="Description" field:value=""/><field:param field:name="Name" field:value="㄰ㅟ㍟ㅸÄ␖ᜁĤ晉阁瘡ȀŨ혵́௧혵ą̂ᬢ瘣Ā௧瘣ȁᬢ嘺阂F鐇︠伃ᠧ϶F혵́௧혵ą̂ᬢ혯ȁ＀Ć혯ఁ＀؆혯Ă혯ċȂ＀؆혯ċЂ肀Ć혯ċࠂ＀Ć혴ԁ㐀ۖĀ̊F瑹䞽afD7吋䝂㄰ㅟ㍟㉸¶␖ᜁĤ晉阁瘡ȀŨ혵́௧혵ą̂ᬢ瘣Ā௧瘣ȁᬢ嘺阂F鐇︠伃ᠧ϶F혵́௧혵ą̂ᬢ혯ഁ＀؆혯ȁ＀Ć혯ċԂ肀Ć혯ċȂ＀؆혯ċࠂ＀Ć혴ԁ㐀ۖĀ̊F瑹䞽afD7吋䝂㄰ㅟ㍟㍸¶␖ᜁĤ晉阁瘡ȀŨ혵́௧혵ą̂ᬢ瘣Ā௧瘣ȁᬢ嘺阂F鐇︠伃ᠧ϶F혵́௧혵ą̂ᬢ혯ഁ＀؆혯ȁ＀Ć혯ċԂ肀Ć혯ċȂ＀؆혯ċࠂ＀Ć혴ԁ㐀ۖĀ̊F瑹䞽afD7吋䝂㄰ㅟ㍟㑸¶␖ᜁĤ晉阁瘡ȀŨ혵́௧혵ą̂ᬢ瘣Ā௧瘣ȁᬢ嘺阂F鐇︠伃ᠧ϶F혵́௧혵ą̂ᬢ혯ഁ＀؆혯ȁ＀Ć혯ċԂ肀Ć혯ċȂ＀؆혯ċࠂ＀Ć혴ԁ㐀ۖĀ̊F瑹䞽afD7吋䝂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445769"><text:s text:c="4"/></text:span><text:span text:style-name="a2f48c7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4">
            <text:p text:style-name="P2"/>
          </table:table-cell>
        </table:table-row>
        <table:table-row table:style-name="Table1.5">
          <table:table-cell office:value-type="string" table:number-columns-spanned="2" table:style-name="Table1.A15">
            <text:p text:style-name="P21">Straße, Hausnummer:</text:p>
          </table:table-cell>
          <table:covered-table-cell/>
          <table:table-cell office:value-type="string" table:number-columns-spanned="9" table:style-name="Table1.C15">
            <text:p text:style-name="P12"><text:span text:style-name="T2"><text:s/></text:span><field:fieldmark-start field:type="vnd.oasis.opendocument.field.FORMTEXT" text:name="__Fieldmark__36_1479532265"><field:param field:name="Description" field:value=""/><field:param field:name="Name" field:value="㄰ㅟ㍟㉸¶␖ᜁĤ晉阁瘡ȀŨ혵́௧혵ą̂ᬢ瘣Ā௧瘣ȁᬢ嘺阂F鐇︠伃ᠧ϶F혵́௧혵ą̂ᬢ혯ഁ＀؆혯ȁ＀Ć혯ċԂ肀Ć혯ċȂ＀؆혯ċࠂ＀Ć혴ԁ㐀ۖĀ̊F瑹䞽afD7吋䝂㄰ㅟ㍟㍸¶␖ᜁĤ晉阁瘡ȀŨ혵́௧혵ą̂ᬢ瘣Ā௧瘣ȁᬢ嘺阂F鐇︠伃ᠧ϶F혵́௧혵ą̂ᬢ혯ഁ＀؆혯ȁ＀Ć혯ċԂ肀Ć혯ċȂ＀؆혯ċࠂ＀Ć혴ԁ㐀ۖĀ̊F瑹䞽afD7吋䝂㄰ㅟ㍟㑸¶␖ᜁĤ晉阁瘡ȀŨ혵́௧혵ą̂ᬢ瘣Ā௧瘣ȁᬢ嘺阂F鐇︠伃ᠧ϶F혵́௧혵ą̂ᬢ혯ഁ＀؆혯ȁ＀Ć혯ċԂ肀Ć혯ċȂ＀؆혯ċࠂ＀Ć혴ԁ㐀ۖĀ̊F瑹䞽afD7吋䝂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11735a"><text:s text:c="4"/></text:span><text:span text:style-name="ad872af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5">
            <text:p text:style-name="P2"/>
          </table:table-cell>
        </table:table-row>
        <table:table-row table:style-name="Table1.5">
          <table:table-cell office:value-type="string" table:number-columns-spanned="2" table:style-name="Table1.A15">
            <text:p text:style-name="P21">Postleitzahl, Ort:</text:p>
          </table:table-cell>
          <table:covered-table-cell/>
          <table:table-cell office:value-type="string" table:number-columns-spanned="9" table:style-name="Table1.C15">
            <text:p text:style-name="P12"><text:span text:style-name="T2"><text:s/></text:span><field:fieldmark-start field:type="vnd.oasis.opendocument.field.FORMTEXT" text:name="__Fieldmark__37_1479532265"><field:param field:name="Description" field:value=""/><field:param field:name="Name" field:value="㄰ㅟ㍟㍸¶␖ᜁĤ晉阁瘡ȀŨ혵́௧혵ą̂ᬢ瘣Ā௧瘣ȁᬢ嘺阂F鐇︠伃ᠧ϶F혵́௧혵ą̂ᬢ혯ഁ＀؆혯ȁ＀Ć혯ċԂ肀Ć혯ċȂ＀؆혯ċࠂ＀Ć혴ԁ㐀ۖĀ̊F瑹䞽afD7吋䝂㄰ㅟ㍟㑸¶␖ᜁĤ晉阁瘡ȀŨ혵́௧혵ą̂ᬢ瘣Ā௧瘣ȁᬢ嘺阂F鐇︠伃ᠧ϶F혵́௧혵ą̂ᬢ혯ഁ＀؆혯ȁ＀Ć혯ċԂ肀Ć혯ċȂ＀؆혯ċࠂ＀Ć혴ԁ㐀ۖĀ̊F瑹䞽afD7吋䝂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4f647f"><text:s text:c="4"/></text:span><text:span text:style-name="aeb5bad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6">
            <text:p text:style-name="P2"/>
          </table:table-cell>
        </table:table-row>
        <table:table-row table:style-name="Table1.5">
          <table:table-cell office:value-type="string" table:number-columns-spanned="2" table:style-name="Table1.A15">
            <text:p text:style-name="P21">Kreis/kreisfreie Stadt:</text:p>
          </table:table-cell>
          <table:covered-table-cell/>
          <table:table-cell office:value-type="string" table:number-columns-spanned="9" table:style-name="Table1.C15">
            <text:p text:style-name="P12"><text:span text:style-name="T2"><text:s/></text:span><field:fieldmark-start field:type="vnd.oasis.opendocument.field.FORMTEXT" text:name="__Fieldmark__38_1479532265"><field:param field:name="Description" field:value=""/><field:param field:name="Name" field:value="㄰ㅟ㍟㑸¶␖ᜁĤ晉阁瘡ȀŨ혵́௧혵ą̂ᬢ瘣Ā௧瘣ȁᬢ嘺阂F鐇︠伃ᠧ϶F혵́௧혵ą̂ᬢ혯ഁ＀؆혯ȁ＀Ć혯ċԂ肀Ć혯ċȂ＀؆혯ċࠂ＀Ć혴ԁ㐀ۖĀ̊F瑹䞽afD7吋䝂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5c3a19"><text:s text:c="4"/></text:span><text:span text:style-name="ab8970d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7">
            <text:p text:style-name="P2"/>
          </table:table-cell>
        </table:table-row>
        <table:table-row table:style-name="Table1.5">
          <table:table-cell office:value-type="string" table:number-columns-spanned="2" table:style-name="Table1.A15">
            <text:p text:style-name="P21">Gemarkung:</text:p>
          </table:table-cell>
          <table:covered-table-cell/>
          <table:table-cell office:value-type="string" table:number-columns-spanned="9" table:style-name="Table1.C15">
            <text:p text:style-name="P12"><text:span text:style-name="T2"><text:s/></text:span><field:fieldmark-start field:type="vnd.oasis.opendocument.field.FORMTEXT" text:name="__Fieldmark__39_1479532265"><field:param field:name="Description" field:value=""/><field:param field:name="Name" field:value="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23cd1c"><text:s text:c="4"/></text:span><text:span text:style-name="acf7de6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8">
            <text:p text:style-name="P2"/>
          </table:table-cell>
        </table:table-row>
        <table:table-row table:style-name="Table1.5">
          <table:table-cell office:value-type="string" table:number-columns-spanned="2" table:style-name="Table1.A15">
            <text:p text:style-name="P21">Flur:</text:p>
          </table:table-cell>
          <table:covered-table-cell/>
          <table:table-cell office:value-type="string" table:number-columns-spanned="9" table:style-name="Table1.C15">
            <text:p text:style-name="P12"><text:span text:style-name="T2"><text:s/></text:span><field:fieldmark-start field:type="vnd.oasis.opendocument.field.FORMTEXT" text:name="__Fieldmark__40_1479532265"><field:param field:name="Description" field:value=""/><field:param field:name="Name" field:value="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dd926c"><text:s text:c="4"/></text:span><text:span text:style-name="a773d4a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9">
            <text:p text:style-name="P2"/>
          </table:table-cell>
        </table:table-row>
        <table:table-row table:style-name="Table1.5">
          <table:table-cell office:value-type="string" table:number-columns-spanned="2" table:style-name="Table1.A20">
            <text:p text:style-name="P21">Flurstück:</text:p>
          </table:table-cell>
          <table:covered-table-cell/>
          <table:table-cell office:value-type="string" table:number-columns-spanned="9" table:style-name="Table1.C15">
            <text:p text:style-name="P12"><text:span text:style-name="T2"><text:s/></text:span><field:fieldmark-start field:type="vnd.oasis.opendocument.field.FORMTEXT" text:name="__Fieldmark__41_1479532265"><field:param field:name="Description" field:value=""/><field:param field:name="Name" field:value="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b51cc1"><text:s text:c="4"/></text:span><text:span text:style-name="a3e63c9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20">
            <text:p text:style-name="P2"/>
          </table:table-cell>
        </table:table-row>
        <table:table-row table:style-name="Table1.21">
          <table:table-cell office:value-type="string" table:number-columns-spanned="2" table:style-name="Table1.A4">
            <text:p text:style-name="P21">Gebäudebezeichnung</text:p>
            <text:p text:style-name="P39">gem. Werks-/Lageplan</text:p>
          </table:table-cell>
          <table:covered-table-cell/>
          <table:table-cell office:value-type="string" table:number-columns-spanned="9" table:style-name="Table1.C21">
            <text:p text:style-name="P7"><text:span text:style-name="T2"><text:s/></text:span><field:fieldmark-start field:type="vnd.oasis.opendocument.field.FORMTEXT" text:name="__Fieldmark__42_1479532265"><field:param field:name="Description" field:value=""/><field:param field:name="Name" field:value="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5d9b3d"><text:s text:c="4"/></text:span><text:span text:style-name="a43536e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21">
            <text:p text:style-name="P2"/>
          </table:table-cell>
        </table:table-row>
        <table:table-row table:style-name="Table1.22">
          <table:table-cell office:value-type="string" table:number-columns-spanned="2" table:style-name="Table1.A22">
            <text:p text:style-name="P6">:</text:p>
          </table:table-cell>
          <table:covered-table-cell/>
          <table:table-cell office:value-type="string" table:number-columns-spanned="9" table:style-name="Table1.C22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22">
            <text:p text:style-name="P2"/>
          </table:table-cell>
        </table:table-row>
        <table:table-row table:style-name="Table1.5">
          <table:table-cell office:value-type="string" table:number-columns-spanned="12" table:style-name="Table1.A23">
            <text:p text:style-name="P12"><text:span text:style-name="T1">7.</text:span> <text:tab/><text:span text:style-name="T1">Die Gesamtkosten (Gesamtbaukosten und Einrichtungskosten) werden voraussichtlich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office:value-type="string" table:number-columns-spanned="4" table:style-name="Table1.A5">
            <text:p text:style-name="P23"/>
          </table:table-cell>
          <table:covered-table-cell/>
          <table:covered-table-cell/>
          <table:covered-table-cell/>
          <table:table-cell office:value-type="string" table:number-columns-spanned="3" table:style-name="Table1.E24">
            <text:p text:style-name="P25"><field:fieldmark-start field:type="vnd.oasis.opendocument.field.FORMTEXT" text:name="__Fieldmark__43_1479532265"><field:param field:name="Description" field:value="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field:param field:name="Name" field:value=""/></field:fieldmark-start><text:span text:style-name="a9fdf14"><text:s text:c="4"/></text:span><text:span text:style-name="a7c9ca2"><text:s/></text:span><field:fieldmark-end/></text:p>
          </table:table-cell>
          <table:covered-table-cell/>
          <table:covered-table-cell/>
          <table:table-cell office:value-type="string" table:number-columns-spanned="5" table:style-name="Table1.H24">
            <text:p text:style-name="P12">Euro betragen.</text:p>
          </table:table-cell>
          <table:covered-table-cell/>
          <table:covered-table-cell/>
          <table:covered-table-cell/>
          <table:covered-table-cell/>
        </table:table-row>
        <table:table-row table:style-name="Table1.25">
          <table:table-cell office:value-type="string" table:number-columns-spanned="12" table:style-name="Table1.A25">
            <text:p text:style-name="P12"><text:tab/>In diesen Kosten ist die Umsatzsteuer/Mehrwertsteuer <text:span text:style-name="T11">nicht</text:span> enthalten.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5">
          <table:table-cell office:value-type="string" table:number-columns-spanned="12" table:style-name="Table1.A25">
            <text:p text:style-name="P12"><text:tab/>Registriertes Unternehmen nach EMAS<text:tab/> <text:tab/><field:fieldmark field:type="vnd.oasis.opendocument.field.FORMCHECKBOX" text:name="__Fieldmark__44_1479532265">
								<field:param field:name="Checkbox_HelpText" field:value=""/>
								<field:param field:name="Checkbox_Name" field:value="Kontrollkästchen90"/>
							</field:fieldmark><text:s/>ja<text:tab/> <text:tab/><field:fieldmark field:type="vnd.oasis.opendocument.field.FORMCHECKBOX" text:name="__Fieldmark__45_1479532265">
								<field:param field:name="Checkbox_HelpText" field:value=""/>
								<field:param field:name="Checkbox_Name" field:value="Kontrollkästchen91"/>
							</field:fieldmark><text:s/>nein</text:p>
            <text:p text:style-name="P7"><text:tab/>Datum der letzten Standorteintragung<text:tab/> <text:tab/><field:fieldmark-start field:type="vnd.oasis.opendocument.field.FORMTEXT" text:name="__Fieldmark__46_1479532265"><field:param field:name="Description" field:value=""/><field:param field:name="Name" field:value="Text15"/></field:fieldmark-start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office:value-type="string" table:number-columns-spanned="12" table:style-name="Table1.A23">
            <text:p text:style-name="P7"><text:span text:style-name="T1">8.<text:tab/>Dem Antrag sind folgende Unterlagen gemäß § 15 i.V.m § 10 Abs. 1 Satz 2 BImSchG beizufügen</text:span>:</text:p>
            <text:p text:style-name="P40"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8">
          <table:table-cell office:value-type="string" table:number-columns-spanned="12" table:style-name="Table1.A28">
            <text:list text:style-name="WW8Num12" xml:id="list4209924048693283938">
              <text:list-item>
                <text:p text:style-name="P24">Formular 1/2 <text:s/>„Genehmigungsbestand der gesamten Anlage“</text:p>
              </text:list-item>
              <text:list-item>
                <text:p text:style-name="P24">Textliche Beschreibung der geplanten Änderungen </text:p>
              </text:list-item>
              <text:list-item>
                <text:p text:style-name="P24">Vorher-Nachher-Darstellung der geplanten Änderung unter Nutzung der entsprechenden Formulare des Genehmigungsverfahrens (z.B. Formular 8/1 zur Darstellung der Emissionssituation oder Formular 13/1 „Schallquellen / Ausbreitungsbedingungen“). Der Vorher-Nachher-Vergleich erleichtert die Beurteilung, ob die durch die Änderung hervorgerufenen nachteiligen Auswirkungen offensichtlich gering sind. Dabei sind nur tatsächlich von der geplanten Änderung betroffene Formulare vorzulegen. </text:p>
              </text:list-item>
              <text:list-item>
                <text:p text:style-name="P11">Beschreibung der Auswirkungen der geplanten Änderung auf die Schutzgüter des BImSch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office:value-type="string" table:number-columns-spanned="12" table:style-name="Table1.A23">
            <text:p text:style-name="P12"><text:span text:style-name="T1">9.</text:span> <text:tab/>Unterschrift des Betreibers / der Betreiber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0">
          <table:table-cell office:value-type="string" table:number-columns-spanned="6" table:style-name="Table1.A5">
            <text:p text:style-name="P41"><field:fieldmark-start field:type="vnd.oasis.opendocument.field.FORMTEXT" text:name="__Fieldmark__47_1479532265"><field:param field:name="Description" field:value=""/><field:param field:name="Name" field:value="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b043d8"><text:s text:c="4"/></text:span><text:span text:style-name="FeldZ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style-name="Table1.H24">
            <text:p text:style-name="P42"><field:fieldmark-start field:type="vnd.oasis.opendocument.field.FORMTEXT" text:name="__Fieldmark__48_1479532265"><field:param field:name="Description" field:value=""/><field:param field:name="Name" field:value=""/></field:fieldmark-start><text:span text:style-name="a4f99bd"><text:s text:c="4"/></text:span><text:span text:style-name="FeldZ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1">
          <table:table-cell office:value-type="string" table:number-columns-spanned="6" table:style-name="Table1.A8">
            <text:p text:style-name="P31">Unterschrift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style-name="Table1.G31">
            <text:p text:style-name="Standard">Ort, Datum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family-generic="roman" style:name="Symbol1" svg:font-family="Symbol"/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CG Times (W1)" svg:font-family="'CG Times (W1)', 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</office:font-face-decls>
  <office:styles>
    <draw:stroke-dash draw:display-name="Dash 2" draw:distance="0.0067in" draw:dots1="1" draw:dots1-length="0.0067in" draw:name="Dash_20_2" draw:style="rect"/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WenQuanYi Zen Hei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punctuation-wrap="simple" style:text-autospace="none" style:vertical-align="baseline" style:writing-mode="lr-tb"/>
      <style:text-properties fo:country="DE" fo:font-size="10pt" fo:hyphenate="true" fo:hyphenation-push-char-count="2" fo:hyphenation-remain-char-count="2" fo:language="de" style:country-complex="SA" style:font-name="Arial" style:font-name-asian="Times New Roman" style:font-name-complex="Arial" style:font-size-asian="10pt" style:font-size-complex="10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WenQuanYi Zen Hei" style:font-name-complex="Free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Standard" style:parent-style-name="Standard">
      <style:paragraph-properties fo:margin-bottom="0.1665in" fo:margin-left="0.1575in" fo:margin-right="0in" fo:margin-top="0in" fo:text-indent="0in" style:auto-text-indent="false" style:contextual-spacing="false"/>
      <style:text-properties fo:font-size="12pt" fo:font-weight="bold" style:font-size-asian="12pt" style:font-weight-asian="bold"/>
    </style:style>
    <style:style style:class="extra" style:family="paragraph" style:name="Head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family="paragraph" style:list-style-name="WW8StyleNum" style:name="Unterpunkt">
      <style:paragraph-properties fo:keep-with-next="always" fo:line-height="0.1945in" fo:margin-bottom="0in" fo:margin-left="0.1965in" fo:margin-right="0in" fo:margin-top="0.0972in" fo:orphans="2" fo:text-indent="-0.1965in" fo:widows="2" style:auto-text-indent="false" style:contextual-spacing="false" style:punctuation-wrap="simple" style:text-autospace="none" style:vertical-align="baseline">
        <style:tab-stops>
          <style:tab-stop style:position="0.1972in"/>
        </style:tab-stops>
      </style:paragraph-properties>
      <style:text-properties fo:country="DE" fo:font-size="12pt" fo:font-weight="bold" fo:language="de" style:country-complex="SA" style:font-name="CG Times (W1)" style:font-name-asian="Times New Roman" style:font-name-complex="CG Times (W1)" style:font-size-asian="12pt" style:font-size-complex="10pt" style:font-weight-asian="bold" style:language-complex="ar" style:use-window-font-color="true"/>
    </style:style>
    <style:style style:family="paragraph" style:name="etikett1">
      <style:paragraph-properties fo:margin-bottom="0in" fo:margin-left="0.0626in" fo:margin-right="0.0626in" fo:margin-top="0.0772in" fo:orphans="2" fo:text-indent="0in" fo:widows="2" style:auto-text-indent="false" style:contextual-spacing="false" style:punctuation-wrap="simple" style:text-autospace="none" style:vertical-align="baseline"/>
      <style:text-properties fo:country="DE" fo:font-size="10pt" fo:language="de" style:country-asian="US" style:country-complex="SA" style:font-name="Arial" style:font-name-asian="Times New Roman" style:font-name-complex="Arial" style:font-size-asian="10pt" style:font-size-complex="10pt" style:language-asian="en" style:language-complex="ar" style:use-window-font-color="true"/>
    </style:style>
    <style:style style:family="paragraph" style:name="etikett">
      <style:paragraph-properties fo:margin-left="0.0626in" fo:margin-right="0.0626in" fo:orphans="2" fo:text-indent="0in" fo:widows="2" style:auto-text-indent="false" style:punctuation-wrap="simple" style:text-autospace="none" style:vertical-align="baseline"/>
      <style:text-properties fo:country="DE" fo:font-size="10pt" fo:language="de" style:country-asian="US" style:country-complex="SA" style:font-name="Arial" style:font-name-asian="Times New Roman" style:font-name-complex="Arial" style:font-size-asian="10pt" style:font-size-complex="10pt" style:language-asian="en" style:language-complex="ar" style:use-window-font-color="true"/>
    </style:style>
    <style:style style:family="paragraph" style:name="Makrotext">
      <style:paragraph-properties fo:orphans="2" fo:widows="2" style:punctuation-wrap="simple" style:text-autospace="none" style:vertical-align="baseline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fo:country="DE" fo:font-size="10pt" fo:language="de" style:country-complex="SA" style:font-name="Arial" style:font-name-asian="Times New Roman" style:font-name-complex="Arial" style:font-size-asian="10pt" style:font-size-complex="10pt" style:language-complex="ar" style:use-window-font-color="true"/>
    </style:style>
    <style:style style:family="paragraph" style:name="lz" style:parent-style-name="Standard">
      <style:text-properties fo:font-size="12pt" style:font-name="Courier New" style:font-name-complex="Courier New" style:font-size-asian="12pt"/>
    </style:style>
    <style:style style:class="index" style:display-name="Contents 1" style:family="paragraph" style:name="Contents_20_1" style:next-style-name="Standard" style:parent-style-name="Standard">
      <style:paragraph-properties>
        <style:tab-stops>
          <style:tab-stop style:leader-style="dotted" style:leader-text="." style:position="6.3in" style:type="right"/>
        </style:tab-stops>
      </style:paragraph-properties>
    </style:style>
    <style:style style:family="paragraph" style:name="einz1" style:parent-style-name="Standard">
      <style:paragraph-properties fo:margin-left="0.5909in" fo:margin-right="0in" fo:text-indent="-0.0984in" style:auto-text-indent="false">
        <style:tab-stops>
          <style:tab-stop style:position="0.5909in"/>
        </style:tab-stops>
      </style:paragraph-properties>
    </style:style>
    <style:style style:class="extra" style:family="paragraph" style:list-style-name="WW8StyleNum1" style:name="Footnote" style:parent-style-name="Standard">
      <style:paragraph-properties fo:margin-left="0.1965in" fo:margin-right="0in" fo:text-indent="-0.1965in" style:auto-text-indent="false"/>
      <style:text-properties fo:font-size="8pt" style:font-size-asian="8pt"/>
    </style:style>
    <style:style style:family="paragraph" style:name="Sprechblasentext" style:parent-style-name="Standard">
      <style:text-properties fo:font-size="8pt" style:font-name="Tahoma" style:font-name-complex="Tahoma" style:font-size-asian="8pt" style:font-size-complex="8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text" style:name="WW8Num1zfalse"/>
    <style:style style:family="text" style:name="WW8Num1ztrue"/>
    <style:style style:family="text" style:name="WW8Num2z0">
      <style:text-properties style:font-name="Symbol" style:font-name-complex="Symbol"/>
    </style:style>
    <style:style style:family="text" style:name="WW8Num2z1">
      <style:text-properties style:font-name="Courier New" style:font-name-complex="Courier New"/>
    </style:style>
    <style:style style:family="text" style:name="WW8Num2z2">
      <style:text-properties style:font-name="Wingdings" style:font-name-complex="Wingdings"/>
    </style:style>
    <style:style style:family="text" style:name="WW8Num3z0">
      <style:text-properties style:font-name="Symbol" style:font-name-complex="Symbol"/>
    </style:style>
    <style:style style:family="text" style:name="WW8Num3z1">
      <style:text-properties style:font-name="Courier New" style:font-name-complex="Courier New"/>
    </style:style>
    <style:style style:family="text" style:name="WW8Num3z2">
      <style:text-properties style:font-name="Wingdings" style:font-name-complex="Wingdings"/>
    </style:style>
    <style:style style:family="text" style:name="WW8Num4z0">
      <style:text-properties fo:font-weight="bold" style:font-weight-asian="bold"/>
    </style:style>
    <style:style style:family="text" style:name="WW8Num4ztrue"/>
    <style:style style:family="text" style:name="WW8Num5z0">
      <style:text-properties style:font-name="Symbol" style:font-name-complex="Symbol"/>
    </style:style>
    <style:style style:family="text" style:name="WW8Num5z1">
      <style:text-properties style:font-name="Courier New" style:font-name-complex="Courier New"/>
    </style:style>
    <style:style style:family="text" style:name="WW8Num5z2">
      <style:text-properties style:font-name="Wingdings" style:font-name-complex="Wingdings"/>
    </style:style>
    <style:style style:family="text" style:name="WW8Num6z0">
      <style:text-properties style:font-name="Symbol" style:font-name-complex="Symbol"/>
    </style:style>
    <style:style style:family="text" style:name="WW8Num6z1">
      <style:text-properties style:font-name="Courier New" style:font-name-complex="Courier New"/>
    </style:style>
    <style:style style:family="text" style:name="WW8Num6z2">
      <style:text-properties style:font-name="Wingdings" style:font-name-complex="Wingdings"/>
    </style:style>
    <style:style style:family="text" style:name="WW8Num7z0">
      <style:text-properties style:font-name="Symbol" style:font-name-complex="Symbol"/>
    </style:style>
    <style:style style:family="text" style:name="WW8Num7z1">
      <style:text-properties style:font-name="Courier New" style:font-name-complex="Courier New"/>
    </style:style>
    <style:style style:family="text" style:name="WW8Num7z2">
      <style:text-properties style:font-name="Wingdings" style:font-name-complex="Wingdings"/>
    </style:style>
    <style:style style:family="text" style:name="WW8Num8z0">
      <style:text-properties style:font-name="Symbol" style:font-name-complex="Symbol"/>
    </style:style>
    <style:style style:family="text" style:name="WW8Num8z1">
      <style:text-properties style:font-name="Courier New" style:font-name-complex="Courier New"/>
    </style:style>
    <style:style style:family="text" style:name="WW8Num8z2">
      <style:text-properties style:font-name="Wingdings" style:font-name-complex="Wingdings"/>
    </style:style>
    <style:style style:family="text" style:name="WW8Num9z0">
      <style:text-properties style:font-name="Symbol" style:font-name-complex="Symbol"/>
    </style:style>
    <style:style style:family="text" style:name="WW8Num9z1">
      <style:text-properties style:font-name="Courier New" style:font-name-complex="Courier New"/>
    </style:style>
    <style:style style:family="text" style:name="WW8Num9z2">
      <style:text-properties style:font-name="Wingdings" style:font-name-complex="Wingdings"/>
    </style:style>
    <style:style style:family="text" style:name="WW8Num10z0">
      <style:text-properties style:font-name="Symbol" style:font-name-complex="Symbol"/>
    </style:style>
    <style:style style:family="text" style:name="WW8Num10z1">
      <style:text-properties style:font-name="Courier New" style:font-name-complex="Courier New"/>
    </style:style>
    <style:style style:family="text" style:name="WW8Num10z2">
      <style:text-properties style:font-name="Wingdings" style:font-name-complex="Wingdings"/>
    </style:style>
    <style:style style:family="text" style:name="WW8Num11z0">
      <style:text-properties style:font-name="Symbol" style:font-name-complex="Symbol"/>
    </style:style>
    <style:style style:family="text" style:name="WW8Num11z1">
      <style:text-properties style:font-name="Courier New" style:font-name-complex="Courier New"/>
    </style:style>
    <style:style style:family="text" style:name="WW8Num11z2">
      <style:text-properties style:font-name="Wingdings" style:font-name-complex="Wingdings"/>
    </style:style>
    <style:style style:family="text" style:name="WW8Num12z0">
      <style:text-properties style:font-name="Symbol" style:font-name-complex="Symbol"/>
    </style:style>
    <style:style style:family="text" style:name="WW8Num12z1">
      <style:text-properties style:font-name="Courier New" style:font-name-complex="Courier New"/>
    </style:style>
    <style:style style:family="text" style:name="WW8Num12z2">
      <style:text-properties style:font-name="Wingdings" style:font-name-complex="Wingdings"/>
    </style:style>
    <style:style style:family="text" style:name="WW8Num13z0">
      <style:text-properties style:font-name="Symbol" style:font-name-complex="Symbol"/>
    </style:style>
    <style:style style:family="text" style:name="WW8Num13z1">
      <style:text-properties style:font-name="Courier New" style:font-name-complex="Courier New"/>
    </style:style>
    <style:style style:family="text" style:name="WW8Num13z2">
      <style:text-properties style:font-name="Wingdings" style:font-name-complex="Wingdings"/>
    </style:style>
    <style:style style:family="text" style:name="WW8Num14z0">
      <style:text-properties style:font-name="Symbol" style:font-name-complex="Symbol"/>
    </style:style>
    <style:style style:family="text" style:name="WW8Num14z1">
      <style:text-properties style:font-name="Courier New" style:font-name-complex="Courier New"/>
    </style:style>
    <style:style style:family="text" style:name="WW8Num14z2">
      <style:text-properties style:font-name="Wingdings" style:font-name-complex="Wingdings"/>
    </style:style>
    <style:style style:family="text" style:name="Absatz-Standardschriftart"/>
    <style:style style:family="text" style:name="FeldZ">
      <style:text-properties fo:country="US" fo:font-size="10pt" fo:font-weight="bold" fo:language="en" style:country-asian="US" style:font-name="Courier New" style:font-name-complex="Courier New" style:font-size-asian="10pt" style:font-weight-asian="bold" style:language-asian="en" style:text-underline-style="none"/>
    </style:style>
    <style:style style:family="text" style:name="FeldK">
      <style:text-properties fo:font-size="10pt" fo:font-weight="bold" style:font-name="Courier New" style:font-name-complex="Courier New" style:font-size-asian="10pt" style:font-weight-asian="bold"/>
    </style:style>
    <style:style style:display-name="Footnote Symbol" style:family="text" style:name="Footnote_20_Symbol" style:parent-style-name="Absatz-Standardschriftart">
      <style:text-properties fo:font-size="10pt" style:font-name="Arial" style:font-name-complex="Arial" style:font-size-asian="10pt" style:text-position="super 58%"/>
    </style:style>
    <style:style style:display-name="Page Number" style:family="text" style:name="Page_20_Number" style:parent-style-name="Absatz-Standardschriftart"/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list-style style:name="WW8Num1" text:consecutive-numbering="true">
      <text:list-level-style-number style:num-format="1" style:num-suffix="." text:level="1" text:start-value="4" text:style-name="WW8Num1zfalse">
        <style:list-level-properties text:list-level-position-and-space-mode="label-alignment">
          <style:list-level-label-alignment fo:margin-left="0.5in" fo:text-indent="-0.25in" text:label-followed-by="listtab" text:list-tab-stop-position="0.5in"/>
        </style:list-level-properties>
      </text:list-level-style-number>
      <text:list-level-style-number style:num-format="a" style:num-letter-sync="true" style:num-suffix="." text:level="2" text:style-name="WW8Num1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1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1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1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1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1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1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1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" text:consecutive-numbering="true">
      <text:list-level-style-bullet style:num-suffix="." text:bullet-char="" text:level="1" text:style-name="WW8Num2z0">
        <style:list-level-properties text:list-level-position-and-space-mode="label-alignment">
          <style:list-level-label-alignment fo:margin-left="0.3146in" fo:text-indent="-0.3146in" text:label-followed-by="listtab" text:list-tab-stop-position="0.3146in"/>
        </style:list-level-properties>
        <style:text-properties style:font-name="Symbol"/>
      </text:list-level-style-bullet>
      <text:list-level-style-bullet style:num-suffix="." text:bullet-char="o" text:level="2" text:style-name="WW8Num2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2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2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2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2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2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2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2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3" text:consecutive-numbering="true">
      <text:list-level-style-bullet style:num-suffix="." text:bullet-char="" text:level="1" text:style-name="WW8Num3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3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3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3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3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3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3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3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3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4" text:consecutive-numbering="true">
      <text:list-level-style-number style:num-format="1" style:num-suffix="." text:level="1" text:start-value="78" text:style-name="WW8Num4z0">
        <style:list-level-properties text:list-level-position-and-space-mode="label-alignment">
          <style:list-level-label-alignment fo:margin-left="0.7398in" fo:text-indent="-0.4898in" text:label-followed-by="listtab" text:list-tab-stop-position="0.7398in"/>
        </style:list-level-properties>
      </text:list-level-style-number>
      <text:list-level-style-number style:num-format="a" style:num-letter-sync="true" style:num-suffix="." text:level="2" text:style-name="WW8Num4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4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4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4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4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4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4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4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5" text:consecutive-numbering="true">
      <text:list-level-style-bullet style:num-suffix="." text:bullet-char="" text:level="1" text:style-name="WW8Num5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5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5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5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5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5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5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5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5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6" text:consecutive-numbering="true">
      <text:list-level-style-bullet style:num-suffix="." text:bullet-char="" text:level="1" text:style-name="WW8Num6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6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6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6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6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6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6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6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6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7" text:consecutive-numbering="true">
      <text:list-level-style-bullet style:num-suffix="." text:bullet-char="" text:level="1" text:style-name="WW8Num7z0">
        <style:list-level-properties text:list-level-position-and-space-mode="label-alignment">
          <style:list-level-label-alignment fo:margin-left="1.0236in" fo:text-indent="-0.3146in" text:label-followed-by="listtab" text:list-tab-stop-position="1.0236in"/>
        </style:list-level-properties>
        <style:text-properties style:font-name="Symbol"/>
      </text:list-level-style-bullet>
      <text:list-level-style-bullet style:num-suffix="." text:bullet-char="o" text:level="2" text:style-name="WW8Num7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7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7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7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7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7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7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7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8" text:consecutive-numbering="true">
      <text:list-level-style-bullet style:num-suffix="." text:bullet-char="" text:level="1" text:style-name="WW8Num8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8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8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8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8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8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8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8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8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9" text:consecutive-numbering="true">
      <text:list-level-style-bullet style:num-suffix="." text:bullet-char="" text:level="1" text:style-name="WW8Num9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9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9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9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9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9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9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9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9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0" text:consecutive-numbering="true">
      <text:list-level-style-bullet style:num-suffix="." text:bullet-char="" text:level="1" text:style-name="WW8Num10z0">
        <style:list-level-properties text:list-level-position-and-space-mode="label-alignment">
          <style:list-level-label-alignment fo:margin-left="0.3146in" fo:text-indent="-0.3146in" text:label-followed-by="listtab" text:list-tab-stop-position="0.3146in"/>
        </style:list-level-properties>
        <style:text-properties style:font-name="Symbol"/>
      </text:list-level-style-bullet>
      <text:list-level-style-bullet style:num-suffix="." text:bullet-char="o" text:level="2" text:style-name="WW8Num10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10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10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10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10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10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10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10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1" text:consecutive-numbering="true">
      <text:list-level-style-bullet style:num-suffix="." text:bullet-char="" text:level="1" text:style-name="WW8Num11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11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11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11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11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11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11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11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11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2" text:consecutive-numbering="true">
      <text:list-level-style-bullet style:num-suffix="." text:bullet-char="" text:level="1" text:style-name="WW8Num12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12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12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12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12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12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12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12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12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3">
      <text:list-level-style-bullet style:num-suffix="." text:bullet-char="" text:level="1" text:style-name="WW8Num13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13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13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13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13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13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13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13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13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4" text:consecutive-numbering="true">
      <text:list-level-style-bullet style:num-suffix="." text:bullet-char="" text:level="1" text:style-name="WW8Num14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14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14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14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14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14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14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14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14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StyleNum">
      <text:list-level-style-bullet text:level="1">
        <style:list-level-properties text:min-label-width="0.1965in"/>
        <style:text-properties style:font-name="Symbol1"/>
      </text:list-level-style-bullet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StyleNum1">
      <text:list-level-style-number style:num-format="1" style:num-suffix=")" text:level="1">
        <style:list-level-properties text:min-label-width="0.1965in"/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</office:styles>
  <office:automatic-styles>
    <style:style style:family="paragraph" style:name="MP1" style:parent-style-name="Header">
      <style:paragraph-properties fo:text-align="end" style:justify-single-word="false"/>
    </style:style>
    <style:page-layout style:name="Mpm1">
      <style:page-layout-properties fo:margin-bottom="0.7874in" fo:margin-left="0.9846in" fo:margin-right="0.4925in" fo:margin-top="0.5in" fo:page-height="11.6929in" fo:page-width="8.2681in" style:footnote-max-height="0in" style:layout-grid-base-height="0.25in" style:layout-grid-base-width="0.139in" style:layout-grid-color="#c0c0c0" style:layout-grid-display="false" style:layout-grid-lines="41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457in" fo:min-height="0.4846in" style:dynamic-spacing="true"/>
      </style:header-style>
      <style:footer-style/>
    </style:page-layout>
    <style:page-layout style:name="Mpm2">
      <style:page-layout-properties fo:margin-bottom="0.7874in" fo:margin-left="0.9846in" fo:margin-right="0.4925in" fo:margin-top="0.5in" fo:page-height="11.6929in" fo:page-width="8.2681in" style:footnote-max-height="0in" style:layout-grid-base-height="0.25in" style:layout-grid-base-width="0.139in" style:layout-grid-color="#c0c0c0" style:layout-grid-display="false" style:layout-grid-lines="41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457in" fo:min-height="0.4846in" style:dynamic-spacing="true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Stand: August 2013</text:p>
        <text:p text:style-name="Header"/>
      </style:header>
    </style:master-page>
    <style:master-page style:display-name="First Page" style:name="First_20_Page" style:next-style-name="Standard" style:page-layout-name="Mpm2">
      <style:header>
        <text:p text:style-name="MP1">Stand: August 2013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Formulare für Anträge nach BImSchG</dc:title>
    <dc:subject>Antragsformulare</dc:subject>
    <meta:keyword>BImSchG</meta:keyword>
    <meta:keyword>Antrag</meta:keyword>
    <meta:keyword>Formulare</meta:keyword>
    <dc:description>Überabeitung Formularerlass
Stand 12/02</dc:description>
    <meta:initial-creator>RPUDa, Krug</meta:initial-creator>
    <meta:creation-date>2013-08-22T11:49:00</meta:creation-date>
    <dc:creator>ertlm</dc:creator>
    <dc:date>2018-04-06T23:26:58</dc:date>
    <meta:print-date>2013-08-22T11:45:00</meta:print-date>
    <meta:editing-cycles>4</meta:editing-cycles>
    <meta:document-statistic meta:character-count="2943" meta:image-count="0" meta:non-whitespace-character-count="2423" meta:object-count="0" meta:page-count="2" meta:paragraph-count="90" meta:table-count="1" meta:word-count="431"/>
    <meta:generator>StarOffice/8$Win32 OpenOffice.org_project/680m18$Build-9161</meta:generator>
    <meta:editing-duration>PT0.829S</meta:editing-duration>
  </office:meta>
</office:document-meta>
</file>